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d2a81b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2ac0c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614ff" style:font-size-asian="11pt" style:font-size-complex="11pt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b2d261" style:font-size-asian="11pt" style:font-size-complex="11pt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7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2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3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4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5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2877236" style:font-size-asian="11pt" style:font-size-complex="11pt"/>
    </style:style>
    <style:style style:name="P36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2c6da02" style:font-size-asian="11pt" style:font-size-complex="11pt"/>
    </style:style>
    <style:style style:name="P3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3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db036f" style:font-size-asian="11pt" style:font-size-complex="11pt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fo:font-weight="bold" officeooo:paragraph-rsid="02db036f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28b939c"/>
    </style:style>
    <style:style style:name="P58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59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60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61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62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63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4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6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7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2de2d56" officeooo:paragraph-rsid="02de2d56" style:font-size-asian="11pt" style:font-weight-asian="normal" style:font-size-complex="11pt" style:font-weight-complex="normal"/>
    </style:style>
    <style:style style:name="P68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69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0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71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8c8a7b" style:font-size-asian="11pt" style:font-size-complex="11pt"/>
    </style:style>
    <style:style style:name="P72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3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style:text-underline-style="none" fo:font-weight="normal" officeooo:rsid="066818f6" officeooo:paragraph-rsid="00edc000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15e51faf" officeooo:paragraph-rsid="02fbcec0" style:font-size-asian="11pt" style:font-size-complex="11pt"/>
    </style:style>
    <style:style style:name="P76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7" style:family="paragraph" style:parent-style-name="Text_20_body" style:list-style-name="RTF_5f_Num_20_3">
      <style:paragraph-properties fo:line-height="100%"/>
      <style:text-properties style:font-name="Times New Roman" fo:font-size="11pt" officeooo:paragraph-rsid="02d6f9a2" style:font-size-asian="11pt" style:font-size-complex="11pt"/>
    </style:style>
    <style:style style:name="P78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dd4d7b" style:font-style-asian="normal" style:font-style-complex="normal"/>
    </style:style>
    <style:style style:name="T4" style:family="text">
      <style:text-properties fo:color="#666666" style:font-name="Times New Roman" fo:font-style="normal" officeooo:rsid="0289ebab" style:font-style-asian="normal" style:font-style-complex="normal"/>
    </style:style>
    <style:style style:name="T5" style:family="text">
      <style:text-properties fo:color="#666666" style:font-name="Times New Roman" fo:font-style="normal" officeooo:rsid="08d7613b" style:font-style-asian="normal" style:font-style-complex="normal"/>
    </style:style>
    <style:style style:name="T6" style:family="text">
      <style:text-properties fo:color="#666666" style:font-name="Times New Roman" fo:font-style="normal" officeooo:rsid="027fde90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cb99b" style:font-weight-asian="bold" style:font-weight-complex="bold"/>
    </style:style>
    <style:style style:name="T9" style:family="text">
      <style:text-properties fo:font-weight="bold" officeooo:rsid="0079834f" style:font-weight-asian="bold" style:font-weight-complex="bold"/>
    </style:style>
    <style:style style:name="T10" style:family="text">
      <style:text-properties fo:font-weight="bold" officeooo:rsid="00ea7dcf" style:font-weight-asian="bold" style:font-weight-complex="bold"/>
    </style:style>
    <style:style style:name="T11" style:family="text">
      <style:text-properties fo:font-weight="bold" officeooo:rsid="0107fbf3" style:font-weight-asian="bold" style:font-weight-complex="bold"/>
    </style:style>
    <style:style style:name="T12" style:family="text">
      <style:text-properties fo:font-weight="bold" officeooo:rsid="0044cfad" style:font-weight-asian="bold" style:font-weight-complex="bold"/>
    </style:style>
    <style:style style:name="T13" style:family="text">
      <style:text-properties fo:font-weight="bold" officeooo:rsid="00905cc3" style:font-weight-asian="bold" style:font-weight-complex="bold"/>
    </style:style>
    <style:style style:name="T14" style:family="text">
      <style:text-properties fo:font-weight="bold" officeooo:rsid="01ce7d7f" style:font-weight-asian="bold" style:font-weight-complex="bold"/>
    </style:style>
    <style:style style:name="T15" style:family="text">
      <style:text-properties fo:font-weight="bold" officeooo:rsid="0167d229" style:font-weight-asian="bold" style:font-weight-complex="bold"/>
    </style:style>
    <style:style style:name="T16" style:family="text">
      <style:text-properties fo:font-weight="bold" officeooo:rsid="025a151e" style:font-weight-asian="bold" style:font-weight-complex="bold"/>
    </style:style>
    <style:style style:name="T17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8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20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1" style:family="text">
      <style:text-properties fo:letter-spacing="0.002in"/>
    </style:style>
    <style:style style:name="T22" style:family="text">
      <style:text-properties fo:letter-spacing="0.002in" style:text-underline-style="none"/>
    </style:style>
    <style:style style:name="T23" style:family="text">
      <style:text-properties fo:letter-spacing="0.002in" officeooo:rsid="04b0de13"/>
    </style:style>
    <style:style style:name="T24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5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2c2579b" style:font-name-asian="TimesNewRomanPSMT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c6da02" style:font-name-asian="TimesNewRomanPSMT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2c713be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02c8d0cc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2ca3db7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2cae10a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42f5b4d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0467c9bb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fo:font-weight="normal" officeooo:rsid="13974e93" style:font-name-asian="TimesNewRomanPSMT" style:font-style-asian="normal" style:font-weight-asian="normal" style:font-name-complex="Arial1" style:font-style-complex="normal" style:font-weight-complex="normal"/>
    </style:style>
    <style:style style:name="T42" style:family="text">
      <style:text-properties fo:letter-spacing="0.002in" fo:font-style="normal" style:text-underline-style="none" fo:font-weight="normal" officeooo:rsid="0e4a5358" style:font-name-asian="TimesNewRomanPSMT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fo:font-style="normal" style:text-underline-style="none" fo:font-weight="normal" officeooo:rsid="02d6f9a2" style:font-name-asian="TimesNewRomanPSMT" style:font-style-asian="normal" style:font-weight-asian="normal" style:font-name-complex="Arial1" style:font-style-complex="normal" style:font-weight-complex="normal"/>
    </style:style>
    <style:style style:name="T44" style:family="text">
      <style:text-properties fo:letter-spacing="0.002in" fo:font-style="normal" style:text-underline-style="none" fo:font-weight="normal" officeooo:rsid="02f7c43a" style:font-name-asian="TimesNewRomanPSMT" style:font-style-asian="normal" style:font-weight-asian="normal" style:font-name-complex="Arial1" style:font-style-complex="normal" style:font-weight-complex="normal"/>
    </style:style>
    <style:style style:name="T45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6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7" style:family="text">
      <style:text-properties fo:letter-spacing="0.002in" fo:font-style="normal" style:text-underline-style="solid" style:text-underline-width="auto" style:text-underline-color="font-color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8" style:family="text">
      <style:text-properties fo:letter-spacing="0.002in" style:text-underline-style="solid" style:text-underline-width="auto" style:text-underline-color="font-color"/>
    </style:style>
    <style:style style:name="T49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50" style:family="text">
      <style:text-properties fo:letter-spacing="0.002in" officeooo:rsid="015f885d"/>
    </style:style>
    <style:style style:name="T51" style:family="text">
      <style:text-properties fo:letter-spacing="0.002in" officeooo:rsid="01b0f6ec"/>
    </style:style>
    <style:style style:name="T52" style:family="text">
      <style:text-properties style:text-position="super 58%" fo:letter-spacing="0.002in"/>
    </style:style>
    <style:style style:name="T53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54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59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60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61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62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63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64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65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73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74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5" style:family="text">
      <style:text-properties fo:language="en" fo:country="GB" style:text-underline-style="none" fo:font-weight="normal" officeooo:rsid="02e0d22b" style:font-weight-asian="normal" style:font-weight-complex="normal"/>
    </style:style>
    <style:style style:name="T76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7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78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79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80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81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92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language="en" fo:country="GB" fo:font-style="normal" style:text-underline-style="none" fo:font-weight="normal" officeooo:rsid="028b939c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fo:language="en" fo:country="GB" fo:font-style="normal" style:text-underline-style="none" fo:font-weight="normal" officeooo:rsid="028c8a7b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96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7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98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99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100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101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102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103" style:family="text">
      <style:text-properties fo:language="en" fo:country="GB" fo:font-style="normal" style:text-underline-style="none" fo:font-weight="normal" officeooo:rsid="02a36240" style:font-style-asian="normal" style:font-weight-asian="normal" style:font-name-complex="Calibri" style:font-style-complex="italic" style:font-weight-complex="normal"/>
    </style:style>
    <style:style style:name="T104" style:family="text">
      <style:text-properties fo:language="en" fo:country="GB" fo:font-style="normal" style:text-underline-style="none" fo:font-weight="normal" officeooo:rsid="02e217c7" style:font-style-asian="normal" style:font-weight-asian="normal" style:font-name-complex="Calibri" style:font-style-complex="italic" style:font-weight-complex="normal"/>
    </style:style>
    <style:style style:name="T105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106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07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08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09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10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11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12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13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14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f26a3f7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38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fo:color="#000000" fo:language="en" fo:country="GB" fo:font-style="normal" style:text-underline-style="none" fo:font-weight="normal" officeooo:rsid="029302be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42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43" style:family="text">
      <style:text-properties fo:color="#000000" fo:language="en" fo:country="GB" style:text-underline-style="none" fo:font-weight="normal" officeooo:rsid="02ebe9a6" style:font-weight-asian="normal" style:font-name-complex="Times New Roman" style:font-weight-complex="normal"/>
    </style:style>
    <style:style style:name="T144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45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46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47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48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49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50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51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52" style:family="text">
      <style:text-properties fo:color="#000000" style:text-underline-style="none" fo:font-weight="bold" officeooo:rsid="0099d3c9" style:font-weight-asian="bold" style:font-weight-complex="bold"/>
    </style:style>
    <style:style style:name="T153" style:family="text">
      <style:text-properties fo:color="#000000" style:text-underline-style="none" fo:font-weight="bold" officeooo:rsid="0092bc65" style:font-weight-asian="bold" style:font-weight-complex="bold"/>
    </style:style>
    <style:style style:name="T154" style:family="text">
      <style:text-properties fo:color="#000000" style:text-underline-style="none" fo:font-weight="bold" officeooo:rsid="066818f6" style:font-weight-asian="bold" style:font-weight-complex="bold"/>
    </style:style>
    <style:style style:name="T155" style:family="text">
      <style:text-properties fo:color="#000000" style:text-underline-style="none" fo:font-weight="bold" officeooo:rsid="06695675" style:font-weight-asian="bold" style:font-weight-complex="bold"/>
    </style:style>
    <style:style style:name="T156" style:family="text">
      <style:text-properties fo:color="#000000" style:text-underline-style="none" fo:font-weight="bold" officeooo:rsid="028614ff" style:font-weight-asian="bold" style:font-weight-complex="bold"/>
    </style:style>
    <style:style style:name="T157" style:family="text">
      <style:text-properties fo:color="#000000" style:text-underline-style="none" fo:font-weight="normal" officeooo:rsid="064e6afa" style:font-weight-asian="normal" style:font-weight-complex="normal"/>
    </style:style>
    <style:style style:name="T158" style:family="text">
      <style:text-properties fo:color="#000000" style:text-underline-style="none" fo:font-weight="normal" officeooo:rsid="066818f6" style:font-weight-asian="normal" style:font-weight-complex="normal"/>
    </style:style>
    <style:style style:name="T159" style:family="text">
      <style:text-properties fo:color="#000000" style:text-underline-style="none" fo:font-weight="normal" officeooo:rsid="06695675" style:font-weight-asian="normal" style:font-weight-complex="normal"/>
    </style:style>
    <style:style style:name="T160" style:family="text">
      <style:text-properties fo:color="#000000" style:text-underline-style="none" fo:font-weight="normal" officeooo:rsid="066b97ae" style:font-weight-asian="normal" style:font-weight-complex="normal"/>
    </style:style>
    <style:style style:name="T161" style:family="text">
      <style:text-properties fo:color="#000000" style:text-underline-style="none" fo:font-weight="normal" officeooo:rsid="055bcdca" style:font-weight-asian="normal" style:font-weight-complex="normal"/>
    </style:style>
    <style:style style:name="T162" style:family="text">
      <style:text-properties fo:color="#000000" style:text-underline-style="none" fo:font-weight="normal" officeooo:rsid="066f927c" style:font-weight-asian="normal" style:font-weight-complex="normal"/>
    </style:style>
    <style:style style:name="T163" style:family="text">
      <style:text-properties fo:color="#000000" style:text-underline-style="none" fo:font-weight="normal" officeooo:rsid="0670cf97" style:font-weight-asian="normal" style:font-weight-complex="normal"/>
    </style:style>
    <style:style style:name="T164" style:family="text">
      <style:text-properties fo:color="#000000" style:text-underline-style="none" fo:font-weight="normal" officeooo:rsid="0101b363" style:font-weight-asian="normal" style:font-weight-complex="normal"/>
    </style:style>
    <style:style style:name="T165" style:family="text">
      <style:text-properties fo:color="#000000" style:text-underline-style="none" fo:font-weight="normal" officeooo:rsid="0659a4bc" style:font-weight-asian="normal" style:font-weight-complex="normal"/>
    </style:style>
    <style:style style:name="T166" style:family="text">
      <style:text-properties fo:color="#000000" style:text-underline-style="none" fo:font-weight="normal" officeooo:rsid="0202cbb9" style:font-weight-asian="normal" style:font-weight-complex="normal"/>
    </style:style>
    <style:style style:name="T167" style:family="text">
      <style:text-properties fo:color="#000000" style:text-underline-style="none" fo:font-weight="normal" officeooo:rsid="02468a0c" style:font-weight-asian="normal" style:font-weight-complex="normal"/>
    </style:style>
    <style:style style:name="T168" style:family="text">
      <style:text-properties fo:color="#000000" style:text-underline-style="none" fo:font-weight="normal" officeooo:rsid="0733f21a" style:font-weight-asian="normal" style:font-weight-complex="normal"/>
    </style:style>
    <style:style style:name="T169" style:family="text">
      <style:text-properties fo:color="#000000" style:text-underline-style="none" fo:font-weight="normal" officeooo:rsid="0282ac0c" style:font-weight-asian="normal" style:font-weight-complex="normal"/>
    </style:style>
    <style:style style:name="T170" style:family="text">
      <style:text-properties fo:color="#000000" style:text-underline-style="none" fo:font-weight="normal" officeooo:rsid="07374fcd" style:font-weight-asian="normal" style:font-weight-complex="normal"/>
    </style:style>
    <style:style style:name="T171" style:family="text">
      <style:text-properties fo:color="#000000" style:text-underline-style="none" fo:font-weight="normal" officeooo:rsid="028614ff" style:font-weight-asian="normal" style:font-weight-complex="normal"/>
    </style:style>
    <style:style style:name="T172" style:family="text">
      <style:text-properties fo:color="#000000" style:text-underline-style="none" fo:font-weight="normal" officeooo:rsid="02a6c499" style:font-weight-asian="normal" style:font-weight-complex="normal"/>
    </style:style>
    <style:style style:name="T173" style:family="text">
      <style:text-properties fo:color="#000000" style:text-underline-style="none" fo:font-weight="normal" officeooo:rsid="02a7b72f" style:font-weight-asian="normal" style:font-weight-complex="normal"/>
    </style:style>
    <style:style style:name="T174" style:family="text">
      <style:text-properties fo:color="#000000" style:text-underline-style="none" fo:font-weight="normal" officeooo:rsid="02e8af7e" style:font-weight-asian="normal" style:font-weight-complex="normal"/>
    </style:style>
    <style:style style:name="T175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76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77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78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79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80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81" style:family="text">
      <style:text-properties fo:color="#000000" style:font-name="Times New Roman" fo:font-size="11pt" style:text-underline-style="none" style:font-size-asian="11pt" style:font-size-complex="11pt"/>
    </style:style>
    <style:style style:name="T182" style:family="text">
      <style:text-properties fo:color="#000000" style:font-name="Times New Roman" fo:font-size="11pt" fo:language="en" fo:country="GB" fo:font-style="normal" style:text-underline-style="none" fo:font-weight="normal" officeooo:rsid="04c95c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3" style:family="text">
      <style:text-properties fo:color="#000000" style:font-name="Times New Roman" fo:font-size="11pt" fo:language="en" fo:country="GB" fo:font-style="normal" style:text-underline-style="none" fo:font-weight="normal" officeooo:rsid="03636d9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4" style:family="text">
      <style:text-properties fo:color="#000000" style:font-name="Times New Roman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5" style:family="text">
      <style:text-properties fo:color="#000000" style:font-name="Times New Roman" fo:font-size="11pt" fo:language="en" fo:country="GB" fo:font-style="normal" style:text-underline-style="none" fo:font-weight="normal" officeooo:rsid="0a89513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6" style:family="text">
      <style:text-properties fo:color="#000000"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7" style:family="text">
      <style:text-properties fo:color="#000000" style:font-name="Times New Roman" fo:font-size="11pt" fo:language="en" fo:country="GB" fo:font-style="normal" style:text-underline-style="none" fo:font-weight="normal" officeooo:rsid="09fd8c7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8" style:family="text">
      <style:text-properties fo:color="#000000" style:font-name="Times New Roman" fo:font-size="11pt" fo:language="en" fo:country="GB" fo:font-style="normal" style:text-underline-style="none" fo:font-weight="normal" officeooo:rsid="0a8b8c3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9" style:family="text">
      <style:text-properties fo:color="#000000"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0" style:family="text">
      <style:text-properties fo:color="#000000" style:font-name="Times New Roman" fo:font-size="11pt" fo:language="en" fo:country="GB" fo:font-style="normal" style:text-underline-style="none" fo:font-weight="normal" officeooo:rsid="02eddbfc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91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92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93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94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95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196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197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198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199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200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201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202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203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204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205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206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07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08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09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10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211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212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213" style:family="text">
      <style:text-properties fo:color="#000000" style:text-underline-style="solid" style:text-underline-width="auto" style:text-underline-color="font-color" fo:font-weight="normal" officeooo:rsid="06c8c177" style:font-weight-asian="normal" style:font-weight-complex="normal"/>
    </style:style>
    <style:style style:name="T214" style:family="text">
      <style:text-properties fo:color="#000000" style:text-underline-style="solid" style:text-underline-width="auto" style:text-underline-color="font-color" fo:font-weight="normal" officeooo:rsid="07374fcd" style:font-weight-asian="normal" style:font-weight-complex="normal"/>
    </style:style>
    <style:style style:name="T215" style:family="text">
      <style:text-properties fo:color="#000000" style:text-underline-style="solid" style:text-underline-width="auto" style:text-underline-color="font-color" fo:font-weight="normal" officeooo:rsid="028614ff" style:font-weight-asian="normal" style:font-weight-complex="normal"/>
    </style:style>
    <style:style style:name="T216" style:family="text">
      <style:text-properties officeooo:rsid="00260b39"/>
    </style:style>
    <style:style style:name="T217" style:family="text">
      <style:text-properties officeooo:rsid="00278b3f"/>
    </style:style>
    <style:style style:name="T218" style:family="text">
      <style:text-properties fo:font-weight="normal" style:font-weight-asian="normal" style:font-weight-complex="normal"/>
    </style:style>
    <style:style style:name="T219" style:family="text">
      <style:text-properties fo:font-weight="normal" officeooo:rsid="010209be" style:font-weight-asian="normal" style:font-weight-complex="normal"/>
    </style:style>
    <style:style style:name="T220" style:family="text">
      <style:text-properties fo:font-weight="normal" officeooo:rsid="00d7bb59" style:font-weight-asian="normal" style:font-weight-complex="normal"/>
    </style:style>
    <style:style style:name="T221" style:family="text">
      <style:text-properties fo:font-weight="normal" officeooo:rsid="03eda9d0" style:font-weight-asian="normal" style:font-weight-complex="normal"/>
    </style:style>
    <style:style style:name="T222" style:family="text">
      <style:text-properties fo:font-weight="normal" officeooo:rsid="0b5810ee" style:font-weight-asian="normal" style:font-weight-complex="normal"/>
    </style:style>
    <style:style style:name="T223" style:family="text">
      <style:text-properties fo:font-weight="normal" officeooo:rsid="0044cfad" style:font-weight-asian="normal" style:font-weight-complex="normal"/>
    </style:style>
    <style:style style:name="T224" style:family="text">
      <style:text-properties fo:font-weight="normal" officeooo:rsid="0490641d" style:font-weight-asian="normal" style:font-weight-complex="normal"/>
    </style:style>
    <style:style style:name="T225" style:family="text">
      <style:text-properties fo:font-weight="normal" officeooo:rsid="0059834d" style:font-weight-asian="normal" style:font-weight-complex="normal"/>
    </style:style>
    <style:style style:name="T226" style:family="text">
      <style:text-properties fo:font-weight="normal" officeooo:rsid="00e7f6a6" style:font-weight-asian="normal" style:font-weight-complex="normal"/>
    </style:style>
    <style:style style:name="T227" style:family="text">
      <style:text-properties fo:font-weight="normal" officeooo:rsid="037a38a8" style:font-weight-asian="normal" style:font-weight-complex="normal"/>
    </style:style>
    <style:style style:name="T228" style:family="text">
      <style:text-properties fo:font-weight="normal" officeooo:rsid="00d93405" style:font-weight-asian="normal" style:font-weight-complex="normal"/>
    </style:style>
    <style:style style:name="T229" style:family="text">
      <style:text-properties fo:font-weight="normal" officeooo:rsid="0079834f" style:font-weight-asian="normal" style:font-weight-complex="normal"/>
    </style:style>
    <style:style style:name="T230" style:family="text">
      <style:text-properties fo:font-weight="normal" officeooo:rsid="018c5509" style:font-weight-asian="normal" style:font-weight-complex="normal"/>
    </style:style>
    <style:style style:name="T231" style:family="text">
      <style:text-properties fo:font-weight="normal" officeooo:rsid="00a5ca46" style:font-weight-asian="normal" style:font-weight-complex="normal"/>
    </style:style>
    <style:style style:name="T232" style:family="text">
      <style:text-properties fo:font-weight="normal" officeooo:rsid="00a61d61" style:font-weight-asian="normal" style:font-weight-complex="normal"/>
    </style:style>
    <style:style style:name="T233" style:family="text">
      <style:text-properties fo:font-weight="normal" officeooo:rsid="00ac3973" style:font-weight-asian="normal" style:font-weight-complex="normal"/>
    </style:style>
    <style:style style:name="T234" style:family="text">
      <style:text-properties fo:font-weight="normal" officeooo:rsid="00ef5dac" style:font-weight-asian="normal" style:font-weight-complex="normal"/>
    </style:style>
    <style:style style:name="T235" style:family="text">
      <style:text-properties fo:font-weight="normal" officeooo:rsid="010aef95" style:font-weight-asian="normal" style:font-weight-complex="normal"/>
    </style:style>
    <style:style style:name="T236" style:family="text">
      <style:text-properties fo:font-weight="normal" officeooo:rsid="08b8c274" style:font-weight-asian="normal" style:font-weight-complex="normal"/>
    </style:style>
    <style:style style:name="T237" style:family="text">
      <style:text-properties fo:font-weight="normal" officeooo:rsid="00b8c2bc" style:font-weight-asian="normal" style:font-weight-complex="normal"/>
    </style:style>
    <style:style style:name="T238" style:family="text">
      <style:text-properties fo:font-weight="normal" officeooo:rsid="017095fc" style:font-weight-asian="normal" style:font-weight-complex="normal"/>
    </style:style>
    <style:style style:name="T239" style:family="text">
      <style:text-properties fo:font-weight="normal" officeooo:rsid="00905cc3" style:font-weight-asian="normal" style:font-weight-complex="normal"/>
    </style:style>
    <style:style style:name="T240" style:family="text">
      <style:text-properties fo:font-weight="normal" officeooo:rsid="01769b1a" style:font-weight-asian="normal" style:font-weight-complex="normal"/>
    </style:style>
    <style:style style:name="T241" style:family="text">
      <style:text-properties fo:font-weight="normal" officeooo:rsid="01bca8ae" style:font-weight-asian="normal" style:font-weight-complex="normal"/>
    </style:style>
    <style:style style:name="T242" style:family="text">
      <style:text-properties fo:font-weight="normal" officeooo:rsid="0715c502" style:font-weight-asian="normal" style:font-weight-complex="normal"/>
    </style:style>
    <style:style style:name="T243" style:family="text">
      <style:text-properties fo:font-weight="normal" officeooo:rsid="05c4ac6d" style:font-weight-asian="normal" style:font-weight-complex="normal"/>
    </style:style>
    <style:style style:name="T244" style:family="text">
      <style:text-properties fo:font-weight="normal" officeooo:rsid="0714935e" style:font-weight-asian="normal" style:font-weight-complex="normal"/>
    </style:style>
    <style:style style:name="T245" style:family="text">
      <style:text-properties fo:font-weight="normal" officeooo:rsid="0231bd75" style:font-weight-asian="normal" style:font-weight-complex="normal"/>
    </style:style>
    <style:style style:name="T246" style:family="text">
      <style:text-properties fo:font-weight="normal" officeooo:rsid="0232254f" style:font-weight-asian="normal" style:font-weight-complex="normal"/>
    </style:style>
    <style:style style:name="T247" style:family="text">
      <style:text-properties fo:font-weight="normal" officeooo:rsid="02397f7b" style:font-weight-asian="normal" style:font-weight-complex="normal"/>
    </style:style>
    <style:style style:name="T248" style:family="text">
      <style:text-properties fo:font-weight="normal" officeooo:rsid="018354a5" style:font-weight-asian="normal" style:font-weight-complex="normal"/>
    </style:style>
    <style:style style:name="T249" style:family="text">
      <style:text-properties fo:font-weight="normal" officeooo:rsid="030545a8" style:font-weight-asian="normal" style:font-weight-complex="normal"/>
    </style:style>
    <style:style style:name="T250" style:family="text">
      <style:text-properties fo:font-weight="normal" officeooo:rsid="02c92d0d" style:font-weight-asian="normal" style:font-weight-complex="normal"/>
    </style:style>
    <style:style style:name="T251" style:family="text">
      <style:text-properties fo:font-weight="normal" officeooo:rsid="03becd6d" style:font-weight-asian="normal" style:font-weight-complex="normal"/>
    </style:style>
    <style:style style:name="T252" style:family="text">
      <style:text-properties fo:font-weight="normal" officeooo:rsid="01cda42d" style:font-weight-asian="normal" style:font-weight-complex="normal"/>
    </style:style>
    <style:style style:name="T253" style:family="text">
      <style:text-properties fo:font-weight="normal" officeooo:rsid="041bf7a6" style:font-weight-asian="normal" style:font-weight-complex="normal"/>
    </style:style>
    <style:style style:name="T254" style:family="text">
      <style:text-properties fo:font-weight="normal" officeooo:rsid="02649e06" style:font-weight-asian="normal" style:font-weight-complex="normal"/>
    </style:style>
    <style:style style:name="T255" style:family="text">
      <style:text-properties fo:font-weight="normal" officeooo:rsid="0280887c" style:font-weight-asian="normal" style:font-weight-complex="normal"/>
    </style:style>
    <style:style style:name="T256" style:family="text">
      <style:text-properties fo:font-weight="normal" officeooo:rsid="072d42b0" style:font-weight-asian="normal" style:font-weight-complex="normal"/>
    </style:style>
    <style:style style:name="T257" style:family="text">
      <style:text-properties fo:font-weight="normal" officeooo:rsid="02877236" style:font-weight-asian="normal" style:font-weight-complex="normal"/>
    </style:style>
    <style:style style:name="T258" style:family="text">
      <style:text-properties fo:font-weight="normal" officeooo:rsid="0291c34c" style:font-weight-asian="normal" style:font-weight-complex="normal"/>
    </style:style>
    <style:style style:name="T259" style:family="text">
      <style:text-properties fo:font-weight="normal" officeooo:rsid="02e0d22b" style:font-weight-asian="normal" style:font-weight-complex="normal"/>
    </style:style>
    <style:style style:name="T260" style:family="text">
      <style:text-properties fo:font-weight="normal" officeooo:rsid="02efd785" style:font-weight-asian="normal" style:font-weight-complex="normal"/>
    </style:style>
    <style:style style:name="T261" style:family="text">
      <style:text-properties fo:font-weight="normal" officeooo:rsid="03001836" style:font-weight-asian="normal" style:font-weight-complex="normal"/>
    </style:style>
    <style:style style:name="T262" style:family="text">
      <style:text-properties fo:font-weight="normal" officeooo:rsid="03017c26" style:font-weight-asian="normal" style:font-weight-complex="normal"/>
    </style:style>
    <style:style style:name="T263" style:family="text">
      <style:text-properties fo:font-weight="normal" style:font-weight-asian="normal" style:font-name-complex="Arial1" style:font-weight-complex="normal"/>
    </style:style>
    <style:style style:name="T264" style:family="text">
      <style:text-properties fo:font-weight="normal" officeooo:rsid="02b55a09" style:font-weight-asian="normal" style:font-name-complex="Arial1" style:font-weight-complex="normal"/>
    </style:style>
    <style:style style:name="T265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66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67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68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69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70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71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72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73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74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75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76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77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28b939c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28c8a7b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df8f84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84804cb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e0d22b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fbcec0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309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310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311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312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313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314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315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316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317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318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319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320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321" style:family="text">
      <style:text-properties fo:font-style="normal" officeooo:rsid="0cd7546c" style:font-style-asian="normal" style:font-name-complex="Arial1" style:font-style-complex="normal"/>
    </style:style>
    <style:style style:name="T322" style:family="text">
      <style:text-properties fo:font-style="normal" officeooo:rsid="08702bdf" style:font-style-asian="normal" style:font-name-complex="Arial1" style:font-style-complex="normal"/>
    </style:style>
    <style:style style:name="T323" style:family="text">
      <style:text-properties fo:font-style="normal" officeooo:rsid="0fe47423" style:font-style-asian="normal" style:font-name-complex="Arial1" style:font-style-complex="normal"/>
    </style:style>
    <style:style style:name="T324" style:family="text">
      <style:text-properties fo:font-style="normal" officeooo:rsid="1010b53d" style:font-style-asian="normal" style:font-name-complex="Arial1" style:font-style-complex="normal"/>
    </style:style>
    <style:style style:name="T325" style:family="text">
      <style:text-properties fo:font-style="normal" officeooo:rsid="128c503e" style:font-style-asian="normal" style:font-name-complex="Arial1" style:font-style-complex="normal"/>
    </style:style>
    <style:style style:name="T326" style:family="text">
      <style:text-properties fo:font-style="normal" officeooo:rsid="0cd9334f" style:font-style-asian="normal" style:font-name-complex="Arial1" style:font-style-complex="normal"/>
    </style:style>
    <style:style style:name="T327" style:family="text">
      <style:text-properties fo:font-style="normal" officeooo:rsid="0fddd37e" style:font-style-asian="normal" style:font-name-complex="Arial1" style:font-style-complex="normal"/>
    </style:style>
    <style:style style:name="T328" style:family="text">
      <style:text-properties fo:font-style="normal" officeooo:rsid="128b204d" style:font-style-asian="normal" style:font-name-complex="Arial1" style:font-style-complex="normal"/>
    </style:style>
    <style:style style:name="T329" style:family="text">
      <style:text-properties fo:font-style="normal" officeooo:rsid="11dc23c7" style:font-style-asian="normal" style:font-name-complex="Arial1" style:font-style-complex="normal"/>
    </style:style>
    <style:style style:name="T330" style:family="text">
      <style:text-properties fo:font-style="normal" officeooo:rsid="11d966bf" style:font-style-asian="normal" style:font-name-complex="Arial1" style:font-style-complex="normal"/>
    </style:style>
    <style:style style:name="T331" style:family="text">
      <style:text-properties fo:font-style="normal" officeooo:rsid="12950b11" style:font-style-asian="normal" style:font-name-complex="Arial1" style:font-style-complex="normal"/>
    </style:style>
    <style:style style:name="T332" style:family="text">
      <style:text-properties fo:font-style="normal" officeooo:rsid="11da47bf" style:font-style-asian="normal" style:font-name-complex="Arial1" style:font-style-complex="normal"/>
    </style:style>
    <style:style style:name="T333" style:family="text">
      <style:text-properties fo:font-style="normal" officeooo:rsid="00a74e94" style:font-style-asian="normal" style:font-name-complex="Arial1" style:font-style-complex="normal"/>
    </style:style>
    <style:style style:name="T334" style:family="text">
      <style:text-properties fo:font-style="normal" officeooo:rsid="0b7522ba" style:font-style-asian="normal" style:font-name-complex="Arial1" style:font-style-complex="normal"/>
    </style:style>
    <style:style style:name="T335" style:family="text">
      <style:text-properties fo:font-style="normal" officeooo:rsid="0b6d3f4e" style:font-style-asian="normal" style:font-name-complex="Arial1" style:font-style-complex="normal"/>
    </style:style>
    <style:style style:name="T336" style:family="text">
      <style:text-properties fo:font-style="normal" officeooo:rsid="07d79de5" style:font-style-asian="normal" style:font-name-complex="Arial1" style:font-style-complex="normal"/>
    </style:style>
    <style:style style:name="T337" style:family="text">
      <style:text-properties fo:font-style="normal" officeooo:rsid="0c5b85db" style:font-style-asian="normal" style:font-name-complex="Arial1" style:font-style-complex="normal"/>
    </style:style>
    <style:style style:name="T338" style:family="text">
      <style:text-properties fo:font-style="normal" officeooo:rsid="07d7ef83" style:font-style-asian="normal" style:font-name-complex="Arial1" style:font-style-complex="normal"/>
    </style:style>
    <style:style style:name="T339" style:family="text">
      <style:text-properties fo:font-style="normal" officeooo:rsid="00b5cbb8" style:font-style-asian="normal" style:font-name-complex="Arial1" style:font-style-complex="normal"/>
    </style:style>
    <style:style style:name="T340" style:family="text">
      <style:text-properties fo:font-style="normal" officeooo:rsid="00b4b293" style:font-style-asian="normal" style:font-name-complex="Arial1" style:font-style-complex="normal"/>
    </style:style>
    <style:style style:name="T341" style:family="text">
      <style:text-properties fo:font-style="normal" officeooo:rsid="0139dc55" style:font-style-asian="normal" style:font-name-complex="Arial1" style:font-style-complex="normal"/>
    </style:style>
    <style:style style:name="T342" style:family="text">
      <style:text-properties fo:font-style="normal" officeooo:rsid="015a536a" style:font-style-asian="normal" style:font-name-complex="Arial1" style:font-style-complex="normal"/>
    </style:style>
    <style:style style:name="T343" style:family="text">
      <style:text-properties fo:font-style="normal" officeooo:rsid="01fadbbc" style:font-style-asian="normal" style:font-name-complex="Arial1" style:font-style-complex="normal"/>
    </style:style>
    <style:style style:name="T344" style:family="text">
      <style:text-properties fo:font-style="normal" officeooo:rsid="02707e46" style:font-style-asian="normal" style:font-name-complex="Arial1" style:font-style-complex="normal"/>
    </style:style>
    <style:style style:name="T345" style:family="text">
      <style:text-properties fo:font-style="normal" officeooo:rsid="02b7b979" style:font-style-asian="normal" style:font-name-complex="Arial1" style:font-style-complex="normal"/>
    </style:style>
    <style:style style:name="T346" style:family="text">
      <style:text-properties fo:font-style="normal" style:font-style-asian="normal" style:font-style-complex="normal"/>
    </style:style>
    <style:style style:name="T347" style:family="text">
      <style:text-properties fo:font-style="normal" officeooo:rsid="0b7a04f4" style:font-style-asian="normal" style:font-style-complex="normal"/>
    </style:style>
    <style:style style:name="T348" style:family="text">
      <style:text-properties fo:font-style="normal" officeooo:rsid="0127c868" style:font-style-asian="normal" style:font-style-complex="normal"/>
    </style:style>
    <style:style style:name="T349" style:family="text">
      <style:text-properties fo:font-style="normal" officeooo:rsid="014c8744" style:font-style-asian="normal" style:font-style-complex="normal"/>
    </style:style>
    <style:style style:name="T350" style:family="text">
      <style:text-properties fo:font-style="normal" officeooo:rsid="09514304" style:font-style-asian="normal" style:font-style-complex="normal"/>
    </style:style>
    <style:style style:name="T351" style:family="text">
      <style:text-properties fo:font-style="normal" officeooo:rsid="014c9a05" style:font-style-asian="normal" style:font-style-complex="normal"/>
    </style:style>
    <style:style style:name="T352" style:family="text">
      <style:text-properties fo:font-style="normal" officeooo:rsid="00d93405" style:font-style-asian="normal" style:font-style-complex="normal"/>
    </style:style>
    <style:style style:name="T353" style:family="text">
      <style:text-properties fo:font-style="normal" officeooo:rsid="028c8a7b" style:font-style-asian="normal" style:font-style-complex="normal"/>
    </style:style>
    <style:style style:name="T354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71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72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73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74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75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76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77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78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79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80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81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82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83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84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85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86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87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88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89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90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91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92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93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94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395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396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397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398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399" style:family="text">
      <style:text-properties fo:font-style="normal" style:text-underline-style="none" fo:font-weight="normal" officeooo:rsid="0298f726" style:font-name-asian="TimesNewRomanPSMT" style:font-style-asian="normal" style:font-weight-asian="normal" style:font-name-complex="TimesNewRomanPSMT" style:font-style-complex="normal" style:font-weight-complex="normal"/>
    </style:style>
    <style:style style:name="T400" style:family="text">
      <style:text-properties fo:font-style="normal" style:text-underline-style="none" fo:font-weight="normal" officeooo:rsid="07512413" style:font-name-asian="TimesNewRomanPSMT" style:font-style-asian="normal" style:font-weight-asian="normal" style:font-name-complex="TimesNewRomanPSMT" style:font-style-complex="normal" style:font-weight-complex="normal"/>
    </style:style>
    <style:style style:name="T401" style:family="text">
      <style:text-properties fo:font-style="normal" style:text-underline-style="none" fo:font-weight="normal" officeooo:rsid="0ae01283" style:font-name-asian="TimesNewRomanPSMT" style:font-style-asian="normal" style:font-weight-asian="normal" style:font-name-complex="TimesNewRomanPSMT" style:font-style-complex="normal" style:font-weight-complex="normal"/>
    </style:style>
    <style:style style:name="T402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403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404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405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6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7" style:family="text">
      <style:text-properties fo:font-style="normal" style:text-underline-style="none" fo:font-weight="normal" officeooo:rsid="02b3e5e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8" style:family="text">
      <style:text-properties fo:font-style="normal" style:text-underline-style="none" fo:font-weight="normal" officeooo:rsid="02b749c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9" style:family="text">
      <style:text-properties fo:font-style="normal" style:text-underline-style="none" officeooo:rsid="0a03a467" style:font-style-asian="normal" style:font-style-complex="normal"/>
    </style:style>
    <style:style style:name="T410" style:family="text">
      <style:text-properties fo:font-style="normal" style:text-underline-style="none" officeooo:rsid="06a8597d" style:font-style-asian="normal" style:font-style-complex="normal"/>
    </style:style>
    <style:style style:name="T411" style:family="text">
      <style:text-properties fo:font-style="normal" style:text-underline-style="none" officeooo:rsid="08b9f8ac" style:font-style-asian="normal" style:font-style-complex="normal"/>
    </style:style>
    <style:style style:name="T412" style:family="text">
      <style:text-properties fo:font-style="normal" style:text-underline-style="none" officeooo:rsid="0577c42f" style:font-style-asian="normal" style:font-style-complex="normal"/>
    </style:style>
    <style:style style:name="T413" style:family="text">
      <style:text-properties fo:font-style="normal" style:text-underline-style="none" officeooo:rsid="074f3d44" style:font-style-asian="normal" style:font-style-complex="normal"/>
    </style:style>
    <style:style style:name="T414" style:family="text">
      <style:text-properties fo:font-style="normal" style:text-underline-style="none" officeooo:rsid="025070e8" style:font-style-asian="normal" style:font-style-complex="normal"/>
    </style:style>
    <style:style style:name="T415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416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417" style:family="text">
      <style:text-properties fo:font-style="normal" style:font-name-asian="TimesNewRomanPSMT" style:font-style-asian="normal" style:font-name-complex="TimesNewRomanPSMT" style:font-style-complex="normal"/>
    </style:style>
    <style:style style:name="T418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419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420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421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422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23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24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25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26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27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28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29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30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31" style:family="text">
      <style:text-properties fo:font-style="normal" style:text-underline-style="solid" style:text-underline-width="auto" style:text-underline-color="font-color" officeooo:rsid="02b7b979" style:font-style-asian="normal" style:font-name-complex="Arial1" style:font-style-complex="normal"/>
    </style:style>
    <style:style style:name="T432" style:family="text">
      <style:text-properties officeooo:rsid="0110b95f"/>
    </style:style>
    <style:style style:name="T433" style:family="text">
      <style:text-properties officeooo:rsid="0b7b413a"/>
    </style:style>
    <style:style style:name="T434" style:family="text">
      <style:text-properties officeooo:rsid="0b573f7c"/>
    </style:style>
    <style:style style:name="T435" style:family="text">
      <style:text-properties officeooo:rsid="00d7bb59"/>
    </style:style>
    <style:style style:name="T436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37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38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39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40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41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42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43" style:family="text">
      <style:text-properties fo:letter-spacing="normal" fo:font-style="normal" style:text-underline-style="none" fo:font-weight="normal" officeooo:rsid="0af48aad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4" style:family="text">
      <style:text-properties fo:letter-spacing="normal" fo:font-style="normal" style:text-underline-style="none" fo:font-weight="normal" officeooo:rsid="09141ad9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5" style:family="text">
      <style:text-properties fo:letter-spacing="normal" fo:font-style="normal" style:text-underline-style="none" fo:font-weight="normal" officeooo:rsid="0753e01e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6" style:family="text">
      <style:text-properties fo:letter-spacing="normal" fo:font-style="normal" style:text-underline-style="none" fo:font-weight="normal" officeooo:rsid="0add58f0" fo:background-color="#ffffff" loext:char-shading-value="0" style:font-name-asian="TimesNewRomanPSMT" style:font-style-asian="normal" style:font-weight-asian="normal" style:font-name-complex="Cochin" style:font-style-complex="normal" style:font-weight-complex="normal" loext:padding="0in" loext:border="none"/>
    </style:style>
    <style:style style:name="T447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48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49" style:family="text">
      <style:text-properties fo:letter-spacing="normal" fo:font-style="italic" style:text-underline-style="none" fo:font-weight="normal" officeooo:rsid="0af48aad" fo:background-color="#ffffff" loext:char-shading-value="0" style:font-name-asian="TimesNewRomanPSMT" style:font-style-asian="italic" style:font-weight-asian="normal" style:font-name-complex="Cochin" style:font-style-complex="italic" style:font-weight-complex="normal" loext:padding="0in" loext:border="none"/>
    </style:style>
    <style:style style:name="T450" style:family="text">
      <style:text-properties officeooo:rsid="00380153"/>
    </style:style>
    <style:style style:name="T451" style:family="text">
      <style:text-properties officeooo:rsid="00391b97"/>
    </style:style>
    <style:style style:name="T452" style:family="text">
      <style:text-properties style:text-underline-style="none"/>
    </style:style>
    <style:style style:name="T453" style:family="text">
      <style:text-properties style:text-underline-style="none" fo:font-weight="normal" style:font-weight-asian="normal" style:font-weight-complex="normal"/>
    </style:style>
    <style:style style:name="T454" style:family="text">
      <style:text-properties style:text-underline-style="none" fo:font-weight="normal" officeooo:rsid="05c4ac6d" style:font-weight-asian="normal" style:font-weight-complex="normal"/>
    </style:style>
    <style:style style:name="T455" style:family="text">
      <style:text-properties style:text-underline-style="none" fo:font-weight="normal" officeooo:rsid="05c74056" style:font-weight-asian="normal" style:font-weight-complex="normal"/>
    </style:style>
    <style:style style:name="T456" style:family="text">
      <style:text-properties style:text-underline-style="none" fo:font-weight="normal" officeooo:rsid="05c675ec" style:font-weight-asian="normal" style:font-weight-complex="normal"/>
    </style:style>
    <style:style style:name="T457" style:family="text">
      <style:text-properties style:text-underline-style="none" fo:font-weight="normal" officeooo:rsid="05dd599a" style:font-weight-asian="normal" style:font-weight-complex="normal"/>
    </style:style>
    <style:style style:name="T458" style:family="text">
      <style:text-properties style:text-underline-style="none" fo:font-weight="normal" officeooo:rsid="00e15022" style:font-weight-asian="normal" style:font-weight-complex="normal"/>
    </style:style>
    <style:style style:name="T459" style:family="text">
      <style:text-properties style:text-underline-style="none" fo:font-weight="normal" officeooo:rsid="002519e5" style:font-weight-asian="normal" style:font-weight-complex="normal"/>
    </style:style>
    <style:style style:name="T460" style:family="text">
      <style:text-properties style:text-underline-style="none" fo:font-weight="normal" officeooo:rsid="067f9936" style:font-weight-asian="normal" style:font-weight-complex="normal"/>
    </style:style>
    <style:style style:name="T461" style:family="text">
      <style:text-properties style:text-underline-style="none" fo:font-weight="normal" officeooo:rsid="0406004a" style:font-weight-asian="normal" style:font-weight-complex="normal"/>
    </style:style>
    <style:style style:name="T462" style:family="text">
      <style:text-properties style:text-underline-style="none" fo:font-weight="normal" officeooo:rsid="04108a53" style:font-weight-asian="normal" style:font-weight-complex="normal"/>
    </style:style>
    <style:style style:name="T463" style:family="text">
      <style:text-properties style:text-underline-style="none" fo:font-weight="normal" officeooo:rsid="0e0e0ca7" style:font-weight-asian="normal" style:font-weight-complex="normal"/>
    </style:style>
    <style:style style:name="T464" style:family="text">
      <style:text-properties style:text-underline-style="none" fo:font-weight="normal" officeooo:rsid="070144fc" style:font-weight-asian="normal" style:font-weight-complex="normal"/>
    </style:style>
    <style:style style:name="T465" style:family="text">
      <style:text-properties style:text-underline-style="none" fo:font-weight="normal" officeooo:rsid="06a3703f" style:font-weight-asian="normal" style:font-weight-complex="normal"/>
    </style:style>
    <style:style style:name="T466" style:family="text">
      <style:text-properties style:text-underline-style="none" fo:font-weight="normal" officeooo:rsid="06add1e4" style:font-weight-asian="normal" style:font-weight-complex="normal"/>
    </style:style>
    <style:style style:name="T467" style:family="text">
      <style:text-properties style:text-underline-style="none" fo:font-weight="normal" officeooo:rsid="069a463a" style:font-weight-asian="normal" style:font-weight-complex="normal"/>
    </style:style>
    <style:style style:name="T468" style:family="text">
      <style:text-properties style:text-underline-style="none" fo:font-weight="normal" officeooo:rsid="0a008aac" style:font-weight-asian="normal" style:font-weight-complex="normal"/>
    </style:style>
    <style:style style:name="T469" style:family="text">
      <style:text-properties style:text-underline-style="none" fo:font-weight="normal" officeooo:rsid="0850567a" style:font-weight-asian="normal" style:font-weight-complex="normal"/>
    </style:style>
    <style:style style:name="T470" style:family="text">
      <style:text-properties style:text-underline-style="none" fo:font-weight="normal" officeooo:rsid="084c1035" style:font-weight-asian="normal" style:font-weight-complex="normal"/>
    </style:style>
    <style:style style:name="T471" style:family="text">
      <style:text-properties style:text-underline-style="none" fo:font-weight="normal" officeooo:rsid="0a01bf1b" style:font-weight-asian="normal" style:font-weight-complex="normal"/>
    </style:style>
    <style:style style:name="T472" style:family="text">
      <style:text-properties style:text-underline-style="none" fo:font-weight="normal" officeooo:rsid="07c21354" style:font-weight-asian="normal" style:font-weight-complex="normal"/>
    </style:style>
    <style:style style:name="T473" style:family="text">
      <style:text-properties style:text-underline-style="none" fo:font-weight="normal" officeooo:rsid="0a0708ec" style:font-weight-asian="normal" style:font-weight-complex="normal"/>
    </style:style>
    <style:style style:name="T474" style:family="text">
      <style:text-properties style:text-underline-style="none" fo:font-weight="normal" officeooo:rsid="0a07c087" style:font-weight-asian="normal" style:font-weight-complex="normal"/>
    </style:style>
    <style:style style:name="T475" style:family="text">
      <style:text-properties style:text-underline-style="none" fo:font-weight="normal" officeooo:rsid="0406819f" style:font-weight-asian="normal" style:font-weight-complex="normal"/>
    </style:style>
    <style:style style:name="T476" style:family="text">
      <style:text-properties style:text-underline-style="none" fo:font-weight="normal" officeooo:rsid="08b94969" style:font-weight-asian="normal" style:font-weight-complex="normal"/>
    </style:style>
    <style:style style:name="T477" style:family="text">
      <style:text-properties style:text-underline-style="none" fo:font-weight="normal" officeooo:rsid="08a23978" style:font-weight-asian="normal" style:font-weight-complex="normal"/>
    </style:style>
    <style:style style:name="T478" style:family="text">
      <style:text-properties style:text-underline-style="none" fo:font-weight="normal" officeooo:rsid="06bc7c5f" style:font-weight-asian="normal" style:font-weight-complex="normal"/>
    </style:style>
    <style:style style:name="T479" style:family="text">
      <style:text-properties style:text-underline-style="none" fo:font-weight="normal" officeooo:rsid="068aaaf9" style:font-weight-asian="normal" style:font-weight-complex="normal"/>
    </style:style>
    <style:style style:name="T480" style:family="text">
      <style:text-properties style:text-underline-style="none" fo:font-weight="normal" officeooo:rsid="00a71900" style:font-weight-asian="normal" style:font-weight-complex="normal"/>
    </style:style>
    <style:style style:name="T481" style:family="text">
      <style:text-properties style:text-underline-style="none" fo:font-weight="normal" officeooo:rsid="014de3f6" style:font-weight-asian="normal" style:font-weight-complex="normal"/>
    </style:style>
    <style:style style:name="T482" style:family="text">
      <style:text-properties style:text-underline-style="none" fo:font-weight="normal" officeooo:rsid="01783e65" style:font-weight-asian="normal" style:font-weight-complex="normal"/>
    </style:style>
    <style:style style:name="T483" style:family="text">
      <style:text-properties style:text-underline-style="none" fo:font-weight="normal" officeooo:rsid="0231bd75" style:font-weight-asian="normal" style:font-weight-complex="normal"/>
    </style:style>
    <style:style style:name="T484" style:family="text">
      <style:text-properties style:text-underline-style="none" fo:font-weight="normal" officeooo:rsid="0164c162" style:font-weight-asian="normal" style:font-weight-complex="normal"/>
    </style:style>
    <style:style style:name="T485" style:family="text">
      <style:text-properties style:text-underline-style="none" fo:font-weight="normal" officeooo:rsid="01fd3e75" style:font-weight-asian="normal" style:font-weight-complex="normal"/>
    </style:style>
    <style:style style:name="T486" style:family="text">
      <style:text-properties style:text-underline-style="none" fo:font-weight="normal" officeooo:rsid="025152ee" style:font-weight-asian="normal" style:font-weight-complex="normal"/>
    </style:style>
    <style:style style:name="T487" style:family="text">
      <style:text-properties style:text-underline-style="none" fo:font-weight="normal" officeooo:rsid="06dadc0a" style:font-weight-asian="normal" style:font-weight-complex="normal"/>
    </style:style>
    <style:style style:name="T488" style:family="text">
      <style:text-properties style:text-underline-style="none" fo:font-weight="normal" officeooo:rsid="0165a9ee" style:font-weight-asian="normal" style:font-weight-complex="normal"/>
    </style:style>
    <style:style style:name="T489" style:family="text">
      <style:text-properties style:text-underline-style="none" fo:font-weight="normal" officeooo:rsid="01818bca" style:font-weight-asian="normal" style:font-weight-complex="normal"/>
    </style:style>
    <style:style style:name="T490" style:family="text">
      <style:text-properties style:text-underline-style="none" fo:font-weight="normal" officeooo:rsid="0168f1c1" style:font-weight-asian="normal" style:font-weight-complex="normal"/>
    </style:style>
    <style:style style:name="T491" style:family="text">
      <style:text-properties style:text-underline-style="none" fo:font-weight="normal" officeooo:rsid="017ffa4f" style:font-weight-asian="normal" style:font-weight-complex="normal"/>
    </style:style>
    <style:style style:name="T492" style:family="text">
      <style:text-properties style:text-underline-style="none" fo:font-weight="normal" officeooo:rsid="01cd2611" style:font-weight-asian="normal" style:font-weight-complex="normal"/>
    </style:style>
    <style:style style:name="T493" style:family="text">
      <style:text-properties style:text-underline-style="none" fo:font-weight="normal" officeooo:rsid="023af887" style:font-weight-asian="normal" style:font-weight-complex="normal"/>
    </style:style>
    <style:style style:name="T494" style:family="text">
      <style:text-properties style:text-underline-style="none" fo:font-weight="normal" officeooo:rsid="0275f7f6" style:font-weight-asian="normal" style:font-weight-complex="normal"/>
    </style:style>
    <style:style style:name="T495" style:family="text">
      <style:text-properties style:text-underline-style="none" fo:font-weight="normal" officeooo:rsid="029ae6a3" style:font-weight-asian="normal" style:font-weight-complex="normal"/>
    </style:style>
    <style:style style:name="T496" style:family="text">
      <style:text-properties style:text-underline-style="none" fo:font-weight="normal" officeooo:rsid="02a5049e" style:font-weight-asian="normal" style:font-weight-complex="normal"/>
    </style:style>
    <style:style style:name="T497" style:family="text">
      <style:text-properties style:text-underline-style="none" fo:font-weight="normal" officeooo:rsid="02ded549" style:font-weight-asian="normal" style:font-weight-complex="normal"/>
    </style:style>
    <style:style style:name="T498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499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500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501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502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503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504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505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506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507" style:family="text">
      <style:text-properties style:text-underline-style="none" fo:font-weight="normal" officeooo:rsid="025aae24" style:font-name-asian="TimesNewRomanPSMT" style:font-weight-asian="normal" style:font-name-complex="TimesNewRomanPSMT" style:font-weight-complex="normal"/>
    </style:style>
    <style:style style:name="T508" style:family="text">
      <style:text-properties style:text-underline-style="none" fo:font-weight="normal" officeooo:rsid="02d6f9a2" style:font-name-asian="TimesNewRomanPSMT" style:font-weight-asian="normal" style:font-name-complex="TimesNewRomanPSMT" style:font-weight-complex="normal"/>
    </style:style>
    <style:style style:name="T509" style:family="text">
      <style:text-properties style:text-underline-style="none" officeooo:rsid="042b9603"/>
    </style:style>
    <style:style style:name="T510" style:family="text">
      <style:text-properties style:text-underline-style="none" officeooo:rsid="041ac83a"/>
    </style:style>
    <style:style style:name="T511" style:family="text">
      <style:text-properties style:text-underline-style="none" officeooo:rsid="0577c42f"/>
    </style:style>
    <style:style style:name="T512" style:family="text">
      <style:text-properties style:text-underline-style="none" officeooo:rsid="0fd59118" style:font-name-complex="Arial1"/>
    </style:style>
    <style:style style:name="T513" style:family="text">
      <style:text-properties style:text-underline-style="none" officeooo:rsid="1262499f" style:font-name-complex="Arial1"/>
    </style:style>
    <style:style style:name="T514" style:family="text">
      <style:text-properties style:text-underline-style="none" officeooo:rsid="0fcadcbe" style:font-name-complex="Arial1"/>
    </style:style>
    <style:style style:name="T515" style:family="text">
      <style:text-properties style:text-underline-style="none" officeooo:rsid="0cf0bf36" style:font-name-complex="Arial1"/>
    </style:style>
    <style:style style:name="T516" style:family="text">
      <style:text-properties style:text-underline-style="none" officeooo:rsid="13d0b9ad" style:font-name-complex="Arial1"/>
    </style:style>
    <style:style style:name="T517" style:family="text">
      <style:text-properties style:text-underline-style="none" officeooo:rsid="0ab6cd50" style:font-name-complex="Arial1"/>
    </style:style>
    <style:style style:name="T518" style:family="text">
      <style:text-properties style:text-underline-style="none" officeooo:rsid="13c1991a" style:font-name-complex="Arial1"/>
    </style:style>
    <style:style style:name="T519" style:family="text">
      <style:text-properties style:text-underline-style="none" officeooo:rsid="0fd6c083" style:font-name-complex="Arial1"/>
    </style:style>
    <style:style style:name="T520" style:family="text">
      <style:text-properties style:text-underline-style="none" officeooo:rsid="0fd5ec6d" style:font-name-complex="Arial1"/>
    </style:style>
    <style:style style:name="T521" style:family="text">
      <style:text-properties style:text-underline-style="none" officeooo:rsid="0107fbf3" style:font-name-complex="Arial1"/>
    </style:style>
    <style:style style:name="T522" style:family="text">
      <style:text-properties style:text-underline-style="none" officeooo:rsid="08702bdf" style:font-name-complex="Arial1"/>
    </style:style>
    <style:style style:name="T523" style:family="text">
      <style:text-properties style:text-underline-style="none" officeooo:rsid="02677d17" style:font-name-complex="Arial1"/>
    </style:style>
    <style:style style:name="T524" style:family="text">
      <style:text-properties style:text-underline-style="none" officeooo:rsid="0b107c72" style:font-name-complex="Arial1"/>
    </style:style>
    <style:style style:name="T525" style:family="text">
      <style:text-properties style:text-underline-style="none" officeooo:rsid="0d2c7e69" style:font-name-complex="Arial1"/>
    </style:style>
    <style:style style:name="T526" style:family="text">
      <style:text-properties style:text-underline-style="none" officeooo:rsid="13d1de22" style:font-name-complex="Arial1"/>
    </style:style>
    <style:style style:name="T527" style:family="text">
      <style:text-properties style:text-underline-style="none" officeooo:rsid="01f13009" style:font-name-complex="Arial1"/>
    </style:style>
    <style:style style:name="T528" style:family="text">
      <style:text-properties style:text-underline-style="none" officeooo:rsid="0766ac7e" style:font-name-complex="Arial1"/>
    </style:style>
    <style:style style:name="T529" style:family="text">
      <style:text-properties style:text-underline-style="none" officeooo:rsid="0aa8a0fd" style:font-name-complex="Arial1"/>
    </style:style>
    <style:style style:name="T530" style:family="text">
      <style:text-properties style:text-underline-style="none" officeooo:rsid="0c1eb01a" style:font-name-complex="Arial1"/>
    </style:style>
    <style:style style:name="T531" style:family="text">
      <style:text-properties style:text-underline-style="none" officeooo:rsid="011afad5" style:font-name-complex="Arial1"/>
    </style:style>
    <style:style style:name="T532" style:family="text">
      <style:text-properties style:text-underline-style="none" officeooo:rsid="0d2e804f" style:font-name-complex="Arial1"/>
    </style:style>
    <style:style style:name="T533" style:family="text">
      <style:text-properties style:text-underline-style="none" officeooo:rsid="0d2f4e76" style:font-name-complex="Arial1"/>
    </style:style>
    <style:style style:name="T534" style:family="text">
      <style:text-properties style:text-underline-style="none" officeooo:rsid="02b09095" style:font-name-complex="Arial1"/>
    </style:style>
    <style:style style:name="T535" style:family="text">
      <style:text-properties style:text-underline-style="none" officeooo:rsid="02b2d261" style:font-name-complex="Arial1"/>
    </style:style>
    <style:style style:name="T536" style:family="text">
      <style:text-properties style:text-underline-style="none" officeooo:rsid="02f16aa8" style:font-name-complex="Arial1"/>
    </style:style>
    <style:style style:name="T537" style:family="text">
      <style:text-properties style:text-underline-style="none" fo:font-weight="bold" style:font-weight-asian="bold" style:font-weight-complex="bold"/>
    </style:style>
    <style:style style:name="T538" style:family="text">
      <style:text-properties style:text-underline-style="none" fo:font-weight="bold" officeooo:rsid="0406819f" style:font-weight-asian="bold" style:font-weight-complex="bold"/>
    </style:style>
    <style:style style:name="T539" style:family="text">
      <style:text-properties style:text-underline-style="none" officeooo:rsid="075168ef"/>
    </style:style>
    <style:style style:name="T540" style:family="text">
      <style:text-properties style:text-underline-style="none" officeooo:rsid="05ac6194"/>
    </style:style>
    <style:style style:name="T541" style:family="text">
      <style:text-properties style:text-underline-style="none" officeooo:rsid="07cb7873"/>
    </style:style>
    <style:style style:name="T542" style:family="text">
      <style:text-properties officeooo:rsid="004903cc"/>
    </style:style>
    <style:style style:name="T543" style:family="text">
      <style:text-properties style:font-name-complex="Arial1"/>
    </style:style>
    <style:style style:name="T544" style:family="text">
      <style:text-properties officeooo:rsid="057629d4" style:font-name-complex="Arial1"/>
    </style:style>
    <style:style style:name="T545" style:family="text">
      <style:text-properties officeooo:rsid="0cca5b0e" style:font-name-complex="Arial1"/>
    </style:style>
    <style:style style:name="T546" style:family="text">
      <style:text-properties officeooo:rsid="0fdbaba8" style:font-name-complex="Arial1"/>
    </style:style>
    <style:style style:name="T547" style:family="text">
      <style:text-properties officeooo:rsid="09f4664e" style:font-name-complex="Arial1"/>
    </style:style>
    <style:style style:name="T548" style:family="text">
      <style:text-properties officeooo:rsid="00944c32" style:font-name-complex="Arial1"/>
    </style:style>
    <style:style style:name="T549" style:family="text">
      <style:text-properties officeooo:rsid="00a57646" style:font-name-complex="Arial1"/>
    </style:style>
    <style:style style:name="T550" style:family="text">
      <style:text-properties officeooo:rsid="003b8c87" style:font-name-complex="Arial1"/>
    </style:style>
    <style:style style:name="T551" style:family="text">
      <style:text-properties officeooo:rsid="00a98c5f" style:font-name-complex="Arial1"/>
    </style:style>
    <style:style style:name="T552" style:family="text">
      <style:text-properties officeooo:rsid="08ef4c9f" style:font-name-complex="Arial1"/>
    </style:style>
    <style:style style:name="T553" style:family="text">
      <style:text-properties officeooo:rsid="0139dc55" style:font-name-complex="Arial1"/>
    </style:style>
    <style:style style:name="T554" style:family="text">
      <style:text-properties officeooo:rsid="018b632d" style:font-name-complex="Arial1"/>
    </style:style>
    <style:style style:name="T555" style:family="text">
      <style:text-properties officeooo:rsid="01a6503b" style:font-name-complex="Arial1"/>
    </style:style>
    <style:style style:name="T556" style:family="text">
      <style:text-properties officeooo:rsid="028a896a" style:font-name-complex="Arial1"/>
    </style:style>
    <style:style style:name="T557" style:family="text">
      <style:text-properties officeooo:rsid="02b09095" style:font-name-complex="Arial1"/>
    </style:style>
    <style:style style:name="T558" style:family="text">
      <style:text-properties officeooo:rsid="02d53c52" style:font-name-complex="Arial1"/>
    </style:style>
    <style:style style:name="T559" style:family="text">
      <style:text-properties officeooo:rsid="02efd785" style:font-name-complex="Arial1"/>
    </style:style>
    <style:style style:name="T560" style:family="text">
      <style:text-properties style:font-name-asian="TimesNewRomanPSMT" style:font-name-complex="TimesNewRomanPSMT"/>
    </style:style>
    <style:style style:name="T561" style:family="text">
      <style:text-properties officeooo:rsid="0c785783" style:font-name-asian="TimesNewRomanPSMT" style:font-name-complex="TimesNewRomanPSMT"/>
    </style:style>
    <style:style style:name="T562" style:family="text">
      <style:text-properties officeooo:rsid="0c0ab61c" style:font-name-asian="TimesNewRomanPSMT" style:font-name-complex="TimesNewRomanPSMT"/>
    </style:style>
    <style:style style:name="T563" style:family="text">
      <style:text-properties officeooo:rsid="05a63105" style:font-name-asian="TimesNewRomanPSMT" style:font-name-complex="TimesNewRomanPSMT"/>
    </style:style>
    <style:style style:name="T564" style:family="text">
      <style:text-properties officeooo:rsid="014de3f6" style:font-name-asian="TimesNewRomanPSMT" style:font-name-complex="TimesNewRomanPSMT"/>
    </style:style>
    <style:style style:name="T565" style:family="text">
      <style:text-properties officeooo:rsid="01c41317" style:font-name-asian="TimesNewRomanPSMT" style:font-name-complex="TimesNewRomanPSMT"/>
    </style:style>
    <style:style style:name="T566" style:family="text">
      <style:text-properties officeooo:rsid="024ebc55" style:font-name-asian="TimesNewRomanPSMT" style:font-name-complex="TimesNewRomanPSMT"/>
    </style:style>
    <style:style style:name="T567" style:family="text">
      <style:text-properties officeooo:rsid="041bf7a6" style:font-name-asian="TimesNewRomanPSMT" style:font-name-complex="TimesNewRomanPSMT"/>
    </style:style>
    <style:style style:name="T568" style:family="text">
      <style:text-properties officeooo:rsid="041b1a90" style:font-name-asian="TimesNewRomanPSMT" style:font-name-complex="TimesNewRomanPSMT"/>
    </style:style>
    <style:style style:name="T569" style:family="text">
      <style:text-properties officeooo:rsid="03b5ad67" style:font-name-asian="TimesNewRomanPSMT" style:font-name-complex="TimesNewRomanPSMT"/>
    </style:style>
    <style:style style:name="T570" style:family="text">
      <style:text-properties officeooo:rsid="03b79783" style:font-name-asian="TimesNewRomanPSMT" style:font-name-complex="TimesNewRomanPSMT"/>
    </style:style>
    <style:style style:name="T571" style:family="text">
      <style:text-properties officeooo:rsid="02c8badb" style:font-name-asian="TimesNewRomanPSMT" style:font-name-complex="TimesNewRomanPSMT"/>
    </style:style>
    <style:style style:name="T572" style:family="text">
      <style:text-properties officeooo:rsid="0303ed6a" style:font-name-asian="TimesNewRomanPSMT" style:font-name-complex="TimesNewRomanPSMT"/>
    </style:style>
    <style:style style:name="T573" style:family="text">
      <style:text-properties officeooo:rsid="029302be" style:font-name-asian="TimesNewRomanPSMT" style:font-name-complex="TimesNewRomanPSMT"/>
    </style:style>
    <style:style style:name="T574" style:family="text">
      <style:text-properties officeooo:rsid="0298f726" style:font-name-asian="TimesNewRomanPSMT" style:font-name-complex="TimesNewRomanPSMT"/>
    </style:style>
    <style:style style:name="T575" style:family="text">
      <style:text-properties fo:font-style="italic" style:font-name-asian="TimesNewRomanPSMT" style:font-style-asian="italic" style:font-name-complex="TimesNewRomanPSMT" style:font-style-complex="italic"/>
    </style:style>
    <style:style style:name="T576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77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78" style:family="text">
      <style:text-properties fo:font-style="italic" style:text-underline-style="none" style:font-style-asian="italic" style:font-style-complex="italic"/>
    </style:style>
    <style:style style:name="T579" style:family="text">
      <style:text-properties fo:font-style="italic" style:text-underline-style="none" officeooo:rsid="057608b7" style:font-style-asian="italic" style:font-style-complex="italic"/>
    </style:style>
    <style:style style:name="T580" style:family="text">
      <style:text-properties fo:font-style="italic" style:text-underline-style="none" officeooo:rsid="0577973f" style:font-style-asian="italic" style:font-style-complex="italic"/>
    </style:style>
    <style:style style:name="T581" style:family="text">
      <style:text-properties fo:font-style="italic" style:text-underline-style="none" officeooo:rsid="05ab2bce" style:font-style-asian="italic" style:font-style-complex="italic"/>
    </style:style>
    <style:style style:name="T582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83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84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85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none" fo:font-weight="normal" officeooo:rsid="0339906c" style:font-name-asian="TimesNewRomanPSMT" style:font-style-asian="italic" style:font-weight-asian="normal" style:font-name-complex="TimesNewRomanPSMT" style:font-style-complex="italic" style:font-weight-complex="normal"/>
    </style:style>
    <style:style style:name="T587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89" style:family="text">
      <style:text-properties officeooo:rsid="006cb99b"/>
    </style:style>
    <style:style style:name="T590" style:family="text">
      <style:text-properties officeooo:rsid="00d93405"/>
    </style:style>
    <style:style style:name="T591" style:family="text">
      <style:text-properties style:text-underline-style="solid" style:text-underline-width="auto" style:text-underline-color="font-color"/>
    </style:style>
    <style:style style:name="T59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93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594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595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596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597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598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599" style:family="text">
      <style:text-properties style:text-underline-style="solid" style:text-underline-width="auto" style:text-underline-color="font-color" fo:font-weight="normal" officeooo:rsid="05c4ac6d" style:font-weight-asian="normal" style:font-weight-complex="normal"/>
    </style:style>
    <style:style style:name="T600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601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602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603" style:family="text">
      <style:text-properties style:text-underline-style="solid" style:text-underline-width="auto" style:text-underline-color="font-color" fo:font-weight="normal" officeooo:rsid="0168f1c1" style:font-name-asian="TimesNewRomanPSMT" style:font-weight-asian="normal" style:font-name-complex="TimesNewRomanPSMT" style:font-weight-complex="normal"/>
    </style:style>
    <style:style style:name="T604" style:family="text">
      <style:text-properties style:text-underline-style="solid" style:text-underline-width="auto" style:text-underline-color="font-color" fo:font-weight="normal" officeooo:rsid="025aae24" style:font-name-asian="TimesNewRomanPSMT" style:font-weight-asian="normal" style:font-name-complex="TimesNewRomanPSMT" style:font-weight-complex="normal"/>
    </style:style>
    <style:style style:name="T605" style:family="text">
      <style:text-properties style:text-underline-style="solid" style:text-underline-width="auto" style:text-underline-color="font-color" officeooo:rsid="0044cfad"/>
    </style:style>
    <style:style style:name="T606" style:family="text">
      <style:text-properties style:text-underline-style="solid" style:text-underline-width="auto" style:text-underline-color="font-color" officeooo:rsid="00923967"/>
    </style:style>
    <style:style style:name="T607" style:family="text">
      <style:text-properties style:text-underline-style="solid" style:text-underline-width="auto" style:text-underline-color="font-color" officeooo:rsid="00391b97"/>
    </style:style>
    <style:style style:name="T608" style:family="text">
      <style:text-properties style:text-underline-style="solid" style:text-underline-width="auto" style:text-underline-color="font-color" officeooo:rsid="01599fff"/>
    </style:style>
    <style:style style:name="T609" style:family="text">
      <style:text-properties officeooo:rsid="00832ef3"/>
    </style:style>
    <style:style style:name="T610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1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2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3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4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5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6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7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8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9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0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1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2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3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4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5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6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7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8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9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0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1" style:family="text">
      <style:text-properties style:font-name="Times New Roman" fo:font-size="11pt" fo:font-style="normal" style:text-underline-style="none" fo:font-weight="normal" officeooo:rsid="02aa7f4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2" style:family="text">
      <style:text-properties style:font-name="Times New Roman" fo:font-size="11pt" fo:font-style="normal" style:text-underline-style="none" fo:font-weight="normal" officeooo:rsid="02ab82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3" style:family="text">
      <style:text-properties style:font-name="Times New Roman" fo:font-size="11pt" fo:font-style="normal" style:text-underline-style="none" fo:font-weight="normal" officeooo:rsid="02ac8d0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4" style:family="text">
      <style:text-properties style:font-name="Times New Roman" fo:font-size="11pt" fo:font-style="normal" style:text-underline-style="none" fo:font-weight="normal" officeooo:rsid="02eddbf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35" style:family="text">
      <style:text-properties style:font-name="Times New Roman" fo:font-size="11pt" fo:font-style="normal" style:text-underline-style="none" fo:font-weight="normal" officeooo:rsid="127e3f3a" style:font-size-asian="11pt" style:font-style-asian="normal" style:font-weight-asian="normal" style:font-size-complex="11pt" style:font-style-complex="normal" style:font-weight-complex="normal"/>
    </style:style>
    <style:style style:name="T636" style:family="text">
      <style:text-properties style:font-name="Times New Roman" fo:font-size="11pt" fo:font-style="normal" style:text-underline-style="none" fo:font-weight="normal" officeooo:rsid="02d18bdb" style:font-size-asian="11pt" style:font-style-asian="normal" style:font-weight-asian="normal" style:font-size-complex="11pt" style:font-style-complex="normal" style:font-weight-complex="normal"/>
    </style:style>
    <style:style style:name="T637" style:family="text">
      <style:text-properties style:font-name="Times New Roman" fo:font-size="11pt" fo:font-style="normal" style:text-underline-style="none" fo:font-weight="normal" officeooo:rsid="02ebf181" style:font-size-asian="11pt" style:font-style-asian="normal" style:font-weight-asian="normal" style:font-size-complex="11pt" style:font-style-complex="normal" style:font-weight-complex="normal"/>
    </style:style>
    <style:style style:name="T638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39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0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1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2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3" style:family="text">
      <style:text-properties style:font-name="Times New Roman" fo:font-size="11pt" fo:language="en" fo:country="GB" fo:font-style="normal" style:text-underline-style="none" fo:font-weight="normal" officeooo:rsid="02aa7f4e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4" style:family="text">
      <style:text-properties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5" style:family="text">
      <style:text-properties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46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47" style:family="text">
      <style:text-properties style:font-name="Times New Roman" fo:font-size="11pt" fo:language="en" fo:country="GB" fo:font-style="normal" style:text-underline-style="none" fo:font-weight="bold" officeooo:rsid="02aeec6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48" style:family="text">
      <style:text-properties style:font-name="Times New Roman" fo:font-size="11pt" fo:language="en" fo:country="GB" fo:font-style="normal" style:text-underline-style="none" fo:font-weight="bold" officeooo:rsid="02b08960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49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50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51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52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53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54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55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56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57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58" style:family="text">
      <style:text-properties style:font-name="Times New Roman" fo:font-size="11pt" fo:language="en" fo:country="GB" style:text-underline-style="none" fo:font-weight="normal" officeooo:rsid="028b939c" style:font-size-asian="11pt" style:font-weight-asian="normal" style:font-name-complex="Times New Roman" style:font-size-complex="11pt" style:font-weight-complex="normal"/>
    </style:style>
    <style:style style:name="T659" style:family="text">
      <style:text-properties style:font-name="Times New Roman" fo:font-size="11pt" fo:language="en" fo:country="GB" style:text-underline-style="none" fo:font-weight="normal" officeooo:rsid="028cf563" style:font-size-asian="11pt" style:font-weight-asian="normal" style:font-name-complex="Times New Roman" style:font-size-complex="11pt" style:font-weight-complex="normal"/>
    </style:style>
    <style:style style:name="T660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61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62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63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64" style:family="text">
      <style:text-properties style:font-name="Times New Roman" fo:font-size="11pt" fo:language="fi" fo:country="FI" fo:font-weight="normal" officeooo:rsid="02a8c78e" fo:background-color="#ffffff" loext:char-shading-value="0" style:font-size-asian="11pt" style:font-weight-asian="normal" style:font-size-complex="11pt" style:font-weight-complex="normal"/>
    </style:style>
    <style:style style:name="T665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66" style:family="text">
      <style:text-properties style:font-name="Times New Roman" fo:font-size="11pt" style:font-size-asian="11pt" style:font-size-complex="11pt"/>
    </style:style>
    <style:style style:name="T667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68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69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70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71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72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73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74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75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76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77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78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79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80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81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82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83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84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85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86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87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88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689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690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691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92" style:family="text">
      <style:text-properties officeooo:rsid="00923967"/>
    </style:style>
    <style:style style:name="T693" style:family="text">
      <style:text-properties officeooo:rsid="053de042"/>
    </style:style>
    <style:style style:name="T694" style:family="text">
      <style:text-properties officeooo:rsid="00d7d8df"/>
    </style:style>
    <style:style style:name="T695" style:family="text">
      <style:text-properties officeooo:rsid="00d92337"/>
    </style:style>
    <style:style style:name="T696" style:family="text">
      <style:text-properties officeooo:rsid="0137f45c"/>
    </style:style>
    <style:style style:name="T697" style:family="text">
      <style:text-properties officeooo:rsid="0b6dcd91"/>
    </style:style>
    <style:style style:name="T698" style:family="text">
      <style:text-properties officeooo:rsid="013d192b"/>
    </style:style>
    <style:style style:name="T699" style:family="text">
      <style:text-properties officeooo:rsid="08978b8b"/>
    </style:style>
    <style:style style:name="T700" style:family="text">
      <style:text-properties officeooo:rsid="0e1120df"/>
    </style:style>
    <style:style style:name="T701" style:family="text">
      <style:text-properties officeooo:rsid="102f39d3"/>
    </style:style>
    <style:style style:name="T702" style:family="text">
      <style:text-properties officeooo:rsid="07b786e0"/>
    </style:style>
    <style:style style:name="T703" style:family="text">
      <style:text-properties officeooo:rsid="0e0efa14"/>
    </style:style>
    <style:style style:name="T704" style:family="text">
      <style:text-properties officeooo:rsid="053c226f"/>
    </style:style>
    <style:style style:name="T705" style:family="text">
      <style:text-properties officeooo:rsid="06aeab68"/>
    </style:style>
    <style:style style:name="T706" style:family="text">
      <style:text-properties officeooo:rsid="01f65f19"/>
    </style:style>
    <style:style style:name="T707" style:family="text">
      <style:text-properties officeooo:rsid="023c36f7"/>
    </style:style>
    <style:style style:name="T708" style:family="text">
      <style:text-properties officeooo:rsid="01cda42d"/>
    </style:style>
    <style:style style:name="T709" style:family="text">
      <style:text-properties officeooo:rsid="0275f7f6"/>
    </style:style>
    <style:style style:name="T710" style:family="text">
      <style:text-properties officeooo:rsid="02e0d22b"/>
    </style:style>
    <style:style style:name="T711" style:family="text">
      <style:text-properties officeooo:rsid="02efd785"/>
    </style:style>
    <style:style style:name="T712" style:family="text">
      <style:text-properties fo:font-size="10pt" style:text-underline-style="solid" style:text-underline-width="auto" style:text-underline-color="font-color" fo:font-weight="normal" officeooo:rsid="05c4ac6d" style:font-size-asian="10pt" style:font-weight-asian="normal" style:font-size-complex="10pt" style:font-weight-complex="normal"/>
    </style:style>
    <style:style style:name="T713" style:family="text">
      <style:text-properties fo:font-size="10pt" fo:font-weight="normal" officeooo:rsid="05c4ac6d" style:font-size-asian="10pt" style:font-weight-asian="normal" style:font-size-complex="10pt" style:font-weight-complex="normal"/>
    </style:style>
    <style:style style:name="T714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2">Name<text:tab/><text:tab/><text:tab/>-<text:tab/></text:span><text:span text:style-name="T21">Lahti, </text:span><text:span text:style-name="T48">Leo</text:span><text:span text:style-name="T21"> </text:span><text:span text:style-name="T23">M.</text:span></text:p>
      <text:p text:style-name="P5"><text:span text:style-name="T50">Birth d</text:span><text:span text:style-name="T21">ate and place <text:tab/>-<text:tab/>2</text:span><text:span text:style-name="T52">nd</text:span><text:span text:style-name="T21"> July, 1979 in Turku, Finland</text:span></text:p>
      <text:p text:style-name="P5">Nationality<text:tab/><text:tab/>-<text:tab/>Finnish</text:p>
      <text:p text:style-name="P4"><text:span text:style-name="T180">Research h</text:span><text:span text:style-name="T179">omepage<text:tab/>-<text:tab/></text:span><text:a xlink:type="simple" xlink:href="http://www.iki.fi/Leo.Lahti" text:style-name="Internet_20_link" text:visited-style-name="Visited_20_Internet_20_Link"><text:span text:style-name="Internet_20_link"><text:span text:style-name="T181">http://www.iki.fi/Leo.Lahti</text:span></text:span></text:a></text:p>
      <text:p text:style-name="P6"><text:span text:style-name="T21">Researcher identifier <text:s/><text:tab/></text:span><text:span text:style-name="T51">- <text:tab/></text:span><text:span text:style-name="T21">ORCID 0000-0001-5537-637X</text:span></text:p>
      <text:p text:style-name="P6"><text:span text:style-name="T226">L</text:span><text:span text:style-name="T227">anguage Skills<text:tab/>- <text:s/><text:tab/>Finnish (mother tongue); English (fluent); Swedish (good)</text:span></text:p>
      <text:p text:style-name="P7"><text:s/></text:p>
      <text:p text:style-name="P29">Degrees</text:p>
      <text:p text:style-name="P11">Doctor of Science <text:span text:style-name="T706">in </text:span>Technology <text:span text:style-name="T706">(Tekniikan tohtori)</text:span>, <text:span text:style-name="T216">Aalto University</text:span>, <text:span text:style-name="T694">Information and </text:span>Computer Science, <text:span text:style-name="T696">12/2010. </text:span><text:span text:style-name="T549">Machine learning and b</text:span><text:span text:style-name="T550">ioinformatics. </text:span><text:span text:style-name="T697">Thesis</text:span><text:span text:style-name="T333">: </text:span><text:span text:style-name="T334">P</text:span><text:span text:style-name="T333">ass; </text:span><text:span text:style-name="T335">C</text:span><text:span text:style-name="T336">ourse</text:span><text:span text:style-name="T343">s</text:span><text:span text:style-name="T338">:</text:span><text:span text:style-name="T333"> </text:span><text:span text:style-name="T334">P</text:span><text:span text:style-name="T333">ass with distinction</text:span><text:span text:style-name="T341">.</text:span></text:p>
      <text:p text:style-name="P11">Master of Science <text:span text:style-name="T706">in </text:span>Technology <text:span text:style-name="T706">(Diplomi-insinööri)</text:span>, <text:span text:style-name="T216">Helsinki University of Technology</text:span>, <text:span text:style-name="T695">Engineering Physics and Mathematics</text:span>, <text:span text:style-name="T696">12/2003. Major: m</text:span><text:span text:style-name="T550">athematic</text:span><text:span text:style-name="T551">s; minor: </text:span><text:span text:style-name="T553">i</text:span><text:span text:style-name="T551">nformation technology. </text:span><text:span text:style-name="T337">G</text:span><text:span text:style-name="T339">rad</text:span><text:span text:style-name="T337">e</text:span><text:span text:style-name="T340">: </text:span><text:span text:style-name="T334">V</text:span><text:span text:style-name="T340">ery good</text:span><text:span text:style-name="T341">.</text:span></text:p>
      <text:p text:style-name="P30"><text:span text:style-name="T696">Bachelor </text:span>of Science <text:span text:style-name="T706">in Political Sciences </text:span>(<text:span text:style-name="T706">Valtiotieteiden kandidaatti</text:span>), <text:span text:style-name="T216">University of Helsinki</text:span>, <text:span text:style-name="T695">Faculty of Political Sciences 7/2008. </text:span><text:span text:style-name="T316">Practical philosophy; </text:span><text:span text:style-name="T317">minors: </text:span><text:span text:style-name="T318">E</text:span><text:span text:style-name="T317">conomics, </text:span><text:span text:style-name="T318">C</text:span><text:span text:style-name="T317">ommunication</text:span><text:span text:style-name="T316">. </text:span><text:span text:style-name="T319">Thesis: </text:span><text:span text:style-name="T320">E</text:span><text:span text:style-name="T319">xcellent.</text:span></text:p>
      <text:p text:style-name="P31"/>
      <text:p text:style-name="P28">Adjunct <text:span text:style-name="T696">P</text:span>rofessorships / <text:span text:style-name="T696">T</text:span>itle of <text:span text:style-name="T696">D</text:span>ocent</text:p>
      <text:p text:style-name="P10"><text:span text:style-name="T217">Applied Mathematics</text:span>, University of <text:span text:style-name="T217">Turku</text:span>, <text:span text:style-name="T696">9/</text:span>20<text:span text:style-name="T217">15</text:span></text:p>
      <text:p text:style-name="P66"/>
      <text:p text:style-name="P66">Current position</text:p>
      <text:p text:style-name="P65"><text:span text:style-name="T709">9/2016- University of Turku, Mathematics &amp; Statistics. PI / </text:span>Academy of Finland <text:span text:style-name="T609">Research Fellow 2016-2021 </text:span></text:p>
      <text:p text:style-name="P64"><text:span text:style-name="T494">4/2017- </text:span><text:span text:style-name="T453">Blueprint Genetics </text:span><text:span text:style-name="T484">co. </text:span><text:span text:style-name="T453">Scientific advisor </text:span><text:span text:style-name="T497">in M</text:span><text:span text:style-name="T485">achine Learning &amp; AI</text:span></text:p>
      <text:p text:style-name="P67"/>
      <text:p text:style-name="P23">Previous positions <text:span text:style-name="T258">(for the gaps, see international experience)</text:span></text:p>
      <text:p text:style-name="P37"><text:span text:style-name="T88">9/</text:span><text:span text:style-name="T81">2012-</text:span><text:span text:style-name="T88">8/</text:span><text:span text:style-name="T81">2015 </text:span><text:span text:style-name="T89">(</text:span><text:span text:style-name="T82">3 years</text:span><text:span text:style-name="T89">) </text:span><text:span text:style-name="T81">Postdoc. Academy of Finland.</text:span><text:span text:style-name="T82"> </text:span><text:span text:style-name="T92">Veterinary Biosciences, </text:span><text:span text:style-name="T219">University of Helsinki</text:span></text:p>
      <text:p text:style-name="P38"><text:span text:style-name="T360">3-12/</text:span><text:span text:style-name="T354">2011 (</text:span><text:span text:style-name="T356">9</text:span><text:span text:style-name="T354"> months) </text:span><text:span text:style-name="T355">Postdoc</text:span><text:span text:style-name="T354">. Veterinary Biosciences, University of Helsinki, Finland. TEKES FiDiPro project and Microbial Food Safety Research C</text:span><text:span text:style-name="T361">enter of Excellence</text:span></text:p>
      <text:p text:style-name="P39"><text:span text:style-name="T292">1/</text:span><text:span text:style-name="T277">2</text:span><text:span text:style-name="T283">006-</text:span><text:span text:style-name="T292">2/</text:span><text:span text:style-name="T283">2011 (5 years</text:span><text:span text:style-name="T284">) </text:span><text:span text:style-name="T283">Researcher. Information and Computer science, Aalto University, Finland. Adaptive Informatics Research C</text:span><text:span text:style-name="T281">enter of Excellence, </text:span><text:span text:style-name="T283">Helsinki Institute for Information Technology </text:span><text:span text:style-name="T282">HIIT</text:span></text:p>
      <text:p text:style-name="P40"><text:span text:style-name="T278">9-12/</text:span><text:span text:style-name="T279">2</text:span><text:span text:style-name="T280">005 (4 months) </text:span><text:span text:style-name="T432">R</text:span>esearcher. <text:span text:style-name="T218">University of Helsinki, </text:span>Finland. <text:span text:style-name="T433">Dpt. </text:span>Computer Science </text:p>
      <text:p text:style-name="P40"><text:span text:style-name="T434">9/2004-8/2005 (1 year) Researcher</text:span><text:span text:style-name="T220">. Turku Center for Biotechnology, </text:span><text:span text:style-name="T435">Finland (Civil service)</text:span></text:p>
      <text:p text:style-name="P41"><text:span text:style-name="T435">1/2003-6/2004 (1.5 years) Research assistant</text:span><text:span text:style-name="T228">. Computer and Information Science</text:span><text:span text:style-name="T241">, </text:span><text:span text:style-name="T228">Helsinki University of Technology, </text:span><text:span text:style-name="T590">Finland. Neural Networks Research Center of Excellence</text:span></text:p>
      <text:p text:style-name="P42"><text:span text:style-name="T698">6-8/2000 </text:span><text:span text:style-name="T222">(3 months) </text:span><text:span text:style-name="T221">Programmer. Teleste co. </text:span></text:p>
      <text:p text:style-name="P52"/>
      <text:list xml:id="list1158630251" text:style-name="WWNum9">
        <text:list-header>
          <text:p text:style-name="P78"><text:span text:style-name="T556">I</text:span><text:span text:style-name="T552">nternational experience</text:span></text:p>
        </text:list-header>
      </text:list>
      <text:p text:style-name="P57"><text:span text:style-name="T654">12/</text:span><text:span text:style-name="T650">2015-</text:span><text:span text:style-name="T656">8/2018</text:span><text:span text:style-name="T650"> </text:span><text:span text:style-name="T653">(</text:span><text:span text:style-name="T657">&gt;</text:span><text:span text:style-name="T656">2.5</text:span><text:span text:style-name="T653"> year</text:span><text:span text:style-name="T656">s</text:span><text:span text:style-name="T653">) </text:span><text:span text:style-name="T649">Leuven, Belgium. </text:span><text:span text:style-name="T658">Raes Lab </text:span><text:span text:style-name="T659">(human microbiome)</text:span><text:span text:style-name="T658">. </text:span><text:span text:style-name="T651">Visiting </text:span><text:span text:style-name="T650">scholar </text:span><text:span text:style-name="T655">(</text:span><text:span text:style-name="T658">full time</text:span><text:span text:style-name="T655">)</text:span><text:span text:style-name="T650">.</text:span><text:span text:style-name="T652"> </text:span></text:p>
      <text:p text:style-name="P71"><text:span text:style-name="T293">1</text:span><text:span text:style-name="T294">/</text:span><text:span text:style-name="T295">201</text:span><text:span text:style-name="T293">2</text:span><text:span text:style-name="T295">-</text:span><text:span text:style-name="T294">8/</text:span><text:span text:style-name="T295">2015 </text:span><text:span text:style-name="T296">(3.5 years) </text:span><text:span text:style-name="T295">Wageningen, </text:span><text:span text:style-name="T304">The </text:span><text:span text:style-name="T295">Netherlands. Lab. of Microbiology. </text:span><text:span text:style-name="T94">V</text:span><text:span text:style-name="T300">isiting </text:span><text:span text:style-name="T302">scholar </text:span><text:span text:style-name="T303">(f</text:span><text:span text:style-name="T93">ull time</text:span><text:span text:style-name="T303">)</text:span><text:span text:style-name="T293">. </text:span></text:p>
      <text:p text:style-name="P68"><text:span text:style-name="T347">1</text:span><text:span text:style-name="T346">1/2010-1/2011 </text:span><text:span text:style-name="T351">(3 months) </text:span><text:span text:style-name="T346">European Bioinformatics Institute EBI, UK. </text:span><text:span text:style-name="T106">Visiting </text:span><text:span text:style-name="T107">scholar.</text:span><text:span text:style-name="T108"> </text:span></text:p>
      <text:p text:style-name="P69"><text:span text:style-name="T346">6/2001-8/2001 </text:span><text:span text:style-name="T351">(3 months) </text:span><text:span text:style-name="T346">CERN, Geneva, Switzerland. Research trainee. </text:span></text:p>
      <text:p text:style-name="P72"><text:span text:style-name="T346">7/2002 </text:span><text:span text:style-name="T352">(1.5 months) </text:span><text:span text:style-name="T349">Croatian </text:span><text:span text:style-name="T348">Meteorological Institute, Zagreb, Croatia. </text:span><text:span text:style-name="T346">Summer trainee. </text:span><text:span text:style-name="T348"><text:s/></text:span><text:span text:style-name="T346"><text:s/></text:span></text:p>
      <text:p text:style-name="P73"><text:span text:style-name="T348">9</text:span><text:span text:style-name="T346">-10/2000 </text:span><text:span text:style-name="T351">(2 months) </text:span><text:span text:style-name="T346">Dakshinayan, Bihar, India. </text:span><text:span text:style-name="T353">English t</text:span><text:span text:style-name="T351">eacher.</text:span></text:p>
      <text:p text:style-name="P47"/>
      <text:p text:style-name="P47"/>
      <text:p text:style-name="P47"/>
      <text:p text:style-name="P56"><text:soft-page-break/>Acknowledgments and awards</text:p>
      <text:p text:style-name="P46"><text:span text:style-name="T400">2019 </text:span><text:span text:style-name="Strong_20_Emphasis"><text:span text:style-name="T443">Best paper award.</text:span></text:span><text:span text:style-name="Strong_20_Emphasis"><text:span text:style-name="T449"> </text:span></text:span><text:span text:style-name="T400">Hill </text:span><text:span text:style-name="T401">MJ </text:span><text:span text:style-name="T586">et al.</text:span><text:span text:style-name="T400"> </text:span><text:span text:style-name="Strong_20_Emphasis"><text:span text:style-name="T444">Digital Humanities in the Nordics </text:span></text:span><text:span text:style-name="Strong_20_Emphasis"><text:span text:style-name="T445">conference</text:span></text:span><text:span text:style-name="Strong_20_Emphasis"><text:span text:style-name="T446">. </text:span></text:span></text:p>
      <text:p text:style-name="P58"><text:span text:style-name="T498">201</text:span><text:span text:style-name="T499">7</text:span><text:span text:style-name="T498"> Open </text:span><text:span text:style-name="T500">S</text:span><text:span text:style-name="T498">cience award. Ministry of Education and Culture, Open Science </text:span><text:span text:style-name="T500">&amp; </text:span><text:span text:style-name="T498">Research Initiative. </text:span><text:span text:style-name="T501">F</text:span><text:span text:style-name="T498">or </text:span><text:span text:style-name="T499">Open Knowledge Finland Open Science work group. </text:span><text:span text:style-name="T506">F</text:span><text:span text:style-name="T499">ounding member, first coordinator, </text:span><text:span text:style-name="T502">active </text:span><text:span text:style-name="T503">contributor</text:span><text:span text:style-name="T499">.</text:span></text:p>
      <text:p text:style-name="P58"><text:span text:style-name="T676">2016 </text:span><text:span text:style-name="T677">Open </text:span><text:span text:style-name="T678">S</text:span><text:span text:style-name="T677">cience award. Open Science </text:span><text:span text:style-name="T679">&amp;</text:span><text:span text:style-name="T677"> Research Initiative, Ministry of Education and Culture</text:span><text:span text:style-name="T680">.</text:span><text:span text:style-name="T677"> </text:span><text:span text:style-name="T681">F</text:span><text:span text:style-name="T682">or </text:span><text:span text:style-name="T683">our </text:span><text:span text:style-name="T684">digital humanities </text:span><text:span text:style-name="T683">research team with Prof Mikko Tolonen </text:span><text:span text:style-name="T685">in</text:span><text:span text:style-name="T686"> University of Helsinki</text:span><text:span text:style-name="T683">. </text:span></text:p>
      <text:p text:style-name="P48"><text:span text:style-name="T437">2015 </text:span><text:span text:style-name="T442">1) </text:span><text:span text:style-name="T437">Nat</text:span><text:span text:style-name="T438">ure</text:span><text:span text:style-name="T437"> Comm</text:span><text:span text:style-name="T438">unications</text:span><text:span text:style-name="T437"> </text:span><text:span text:style-name="T438">paper</text:span><text:span text:style-name="T439"> </text:span><text:span text:style-name="T441">in</text:span><text:span text:style-name="T437"> </text:span><text:span text:style-name="T436">NCI’s Epidemiology and Genomics Research Highlight</text:span><text:span text:style-name="T440">s; </text:span><text:span text:style-name="T442">2) </text:span><text:span text:style-name="T144">PeerJ </text:span><text:span text:style-name="T145">publication </text:span><text:span text:style-name="T147">to PeerJ </text:span><text:span text:style-name="T146">t</text:span><text:span text:style-name="T148">op-10 </text:span><text:span text:style-name="T149">m</text:span><text:span text:style-name="T148">icrobiology collection</text:span></text:p>
      <text:p text:style-name="P43"><text:span text:style-name="T395">2</text:span><text:span text:style-name="T396">014 </text:span><text:span text:style-name="T398">1) </text:span><text:span text:style-name="T396">Apps4Finland award data visualization</text:span><text:span text:style-name="T141">; </text:span><text:span text:style-name="T142">2) D</text:span><text:span text:style-name="T135">atademo </text:span><text:span text:style-name="T134">awards </text:span><text:span text:style-name="T140">by </text:span><text:span text:style-name="T138">Helsinki Region Infoshare </text:span><text:span text:style-name="T139">and</text:span><text:span text:style-name="T136"> </text:span><text:span text:style-name="T137">Sitra</text:span></text:p>
      <text:p text:style-name="P49"><text:span text:style-name="T418">201</text:span><text:span text:style-name="T419">3</text:span><text:span text:style-name="T420"> </text:span><text:span text:style-name="T422">1) </text:span><text:span text:style-name="T420">Apps4Finland award; </text:span><text:span text:style-name="T422">2) </text:span><text:span text:style-name="T417">Waterloo Institute for Complexity and Innovatio</text:span><text:span text:style-name="T560">n Data Challenge</text:span></text:p>
      <text:p text:style-name="P55"><text:span text:style-name="T562">201</text:span><text:span text:style-name="T560">2 Apps4Finland award</text:span><text:span text:style-name="T565">s</text:span><text:span text:style-name="T560"> </text:span><text:span text:style-name="T565">(3) </text:span><text:span text:style-name="T564">f</text:span><text:span text:style-name="T560">or open parliamentary monitoring infrastructure</text:span><text:span text:style-name="T573">s</text:span></text:p>
      <text:p text:style-name="P50"><text:span text:style-name="T561">2011 </text:span><text:span text:style-name="T566">1) </text:span><text:span text:style-name="T560">Int’l Dupuytren Award </text:span><text:span text:style-name="T561">for </text:span><text:span text:style-name="T575">Modern Path</text:span><text:span text:style-name="T576">ol. </text:span><text:span text:style-name="T422">paper</text:span><text:span text:style-name="T576">; </text:span><text:span text:style-name="T577">2) </text:span><text:span text:style-name="T420">Apps4Finland award</text:span><text:span text:style-name="T421"> </text:span><text:span text:style-name="T420">open </text:span><text:span text:style-name="T421">data analytics</text:span></text:p>
      <text:p text:style-name="P51">2005-2010 ComBi graduate school associate member</text:p>
      <text:p text:style-name="P54"><text:span text:style-name="T510">2005 </text:span><text:span text:style-name="T452">Best poster; Seminar of Systems Biology Research Program. Academy of Finland, Helsinki</text:span></text:p>
      <text:p text:style-name="P53"><text:span text:style-name="T509">2001 </text:span><text:span text:style-name="T452">Professor E.J. Nyström stipend</text:span><text:span text:style-name="T578"> </text:span><text:span text:style-name="T414">on </text:span><text:span text:style-name="T452">excellence in mathematical studies (1000e) </text:span></text:p>
      <text:p text:style-name="P27"/>
      <text:p text:style-name="P44"><text:span text:style-name="T7">Research funding </text:span><text:span text:style-name="T255">T</text:span>otal <text:span text:style-name="T451">personal funding </text:span>&gt;<text:span text:style-name="T450">1.3</text:span>Me; <text:span text:style-name="T451">total funding as a team member ~1.3Me. From Academy of Finland, foundations, and universities’ competitive funds. </text:span></text:p>
      <text:p text:style-name="P45"><text:span text:style-name="T607">Major personal grants</text:span><text:span text:style-name="T451"> </text:span></text:p>
      <text:p text:style-name="P59"><text:span text:style-name="T378">Academy of Finland </text:span><text:span text:style-name="T390">Research F</text:span><text:span text:style-name="T378">ellow </text:span><text:span text:style-name="T391">9/</text:span><text:span text:style-name="T378">201</text:span><text:span text:style-name="T390">6</text:span><text:span text:style-name="T378">-</text:span><text:span text:style-name="T391">8/</text:span><text:span text:style-name="T378">20</text:span><text:span text:style-name="T390">21</text:span><text:span text:style-name="T378"> (</text:span><text:span text:style-name="T399">853850</text:span><text:span text:style-name="T397">e</text:span><text:span text:style-name="T378">) University of </text:span><text:span text:style-name="T392">Turku</text:span><text:span text:style-name="T378">, Finland. </text:span><text:span text:style-name="T393">Ecological modeling of the gut microbiome: individuality, dynamics, and function in large populations</text:span><text:span text:style-name="T394">.</text:span></text:p>
      <text:p text:style-name="P59"><text:span text:style-name="T378">Academy of Finland Postdoctoral </text:span><text:span text:style-name="T390">F</text:span><text:span text:style-name="T378">ellow </text:span><text:span text:style-name="T391">9/</text:span><text:span text:style-name="T378">2012-</text:span><text:span text:style-name="T391">8/</text:span><text:span text:style-name="T378">2015 </text:span><text:span text:style-name="T560">(</text:span><text:span text:style-name="T563">3</text:span><text:span text:style-name="T574">78657</text:span><text:span text:style-name="T563">e</text:span><text:span text:style-name="T560">). </text:span>Uni<text:span text:style-name="T699">versity of</text:span> Helsinki, Finland. <text:span text:style-name="T700">Meta-analysis of human gut microbiome data collections.</text:span></text:p>
      <text:p text:style-name="P59"><text:span text:style-name="T459">K</text:span><text:span text:style-name="T453">ordelin Postdoc grant</text:span><text:span text:style-name="T537"> </text:span><text:span text:style-name="T460">2012 </text:span>(35 000e). <text:span text:style-name="T699">C</text:span><text:span text:style-name="T350">haracterization of the human intestinal ecosystem by computational integration of large-scale phylotype profiling data. </text:span></text:p>
      <text:p text:style-name="P59"><text:span text:style-name="T461">ICS </text:span><text:span text:style-name="T453">Postgraduate scholarship</text:span><text:span text:style-name="T537"> </text:span><text:span text:style-name="T230">(</text:span><text:span text:style-name="T240">~</text:span><text:span text:style-name="T230">80 000e)</text:span><text:span text:style-name="T236">.</text:span> Department of Information and Computer Science, Aalto University, Espoo, Finland, 2006-10 (1850e/month). </text:p>
      <text:p text:style-name="P59"><text:span text:style-name="T482">T</text:span><text:span text:style-name="T453">ravel grants</text:span><text:span text:style-name="T452"> </text:span><text:span text:style-name="T462">(</text:span><text:span text:style-name="T481">2000-2014</text:span><text:span text:style-name="T462">; </text:span><text:span text:style-name="T463">&gt;3700e</text:span><text:span text:style-name="T462">): </text:span><text:span text:style-name="T231">COST </text:span><text:span text:style-name="T232">visit Glasgow </text:span><text:span text:style-name="T237">University </text:span><text:span text:style-name="T238">(</text:span><text:span text:style-name="T231">3/2014</text:span><text:span text:style-name="T238">)</text:span><text:span text:style-name="T269">; </text:span>Open Legislative Data Conf. (Paris 7/<text:span text:style-name="T693">2012</text:span>); <text:span text:style-name="T701">H</text:span>uman <text:span text:style-name="T701">M</text:span>icrobiome <text:span text:style-name="T701">C</text:span>ongress (Paris 3/2012); <text:span text:style-name="T702">ComBi </text:span>Grad School: ICSB<text:span text:style-name="T703">08</text:span> (Gothenburg), ECCB<text:span text:style-name="T703">08</text:span> (Sardinia); TKK student union exchange (India <text:span text:style-name="T704">9-10/</text:span>2000).</text:p>
      <text:p text:style-name="P63"><text:span text:style-name="T297">Major contributions </text:span><text:span text:style-name="T298">as a research team </text:span><text:span text:style-name="T301">or consor</text:span><text:span text:style-name="T667">tium </text:span><text:span text:style-name="T668">member</text:span><text:span text:style-name="T669"> </text:span><text:span text:style-name="T670">(&gt;</text:span><text:span text:style-name="T667">1,3</text:span><text:span text:style-name="T307">80</text:span><text:span text:style-name="T670">,000e)</text:span></text:p>
      <text:p text:style-name="P75"><text:span text:style-name="T262">5/</text:span><text:span text:style-name="T261">2019-</text:span><text:span text:style-name="T262">4/</text:span><text:span text:style-name="T261">202</text:span><text:span text:style-name="T262">1</text:span><text:span text:style-name="T261"> </text:span><text:span text:style-name="T243">SPARC grant </text:span><text:span text:style-name="T257">(</text:span><text:span text:style-name="T243">60 000e; Co-PI). Government of India. Microbial DNA fingerprinting and metabolome. Led by Prof Richa Ashma. Savitribai Phule Pune University.</text:span></text:p>
      <text:p text:style-name="P35"><text:span text:style-name="T257">10/2018 </text:span><text:span text:style-name="T243">B</text:span><text:span text:style-name="T242">usiness Finland H2020 preparation grant. </text:span><text:span text:style-name="T256">2</text:span><text:span text:style-name="T242">0 000e </text:span><text:span text:style-name="T256">(jointly with Dr. Teemu Niiranen)</text:span></text:p>
      <text:p text:style-name="P34"><text:span text:style-name="T242">9/2018-8/2022 </text:span><text:span text:style-name="T243">A</text:span><text:span text:style-name="T244">cademy of Finland</text:span><text:span text:style-name="T242">; </text:span><text:span text:style-name="T246">health analytics </text:span><text:span text:style-name="T245">(</text:span><text:span text:style-name="T244">450000</text:span><text:span text:style-name="T242">e; </text:span><text:span text:style-name="T247">partner</text:span><text:span text:style-name="T244">). </text:span><text:span text:style-name="T587">Modelling systemic cross-talk between brain, gut, and peripheral tissues in glucose homeostasis: exercise training and public health (CROSSYS </text:span><text:span text:style-name="T305">/ </text:span><text:span text:style-name="T306">PI Jarna Hannukainen</text:span><text:span text:style-name="T587">)</text:span><text:span text:style-name="T588">.</text:span></text:p>
      <text:p text:style-name="P60"><text:span text:style-name="T671">1/</text:span><text:span text:style-name="T672">2016-</text:span><text:span text:style-name="T671">12/</text:span><text:span text:style-name="T672">2019 </text:span><text:span text:style-name="T673">Academy of Finland </text:span><text:span text:style-name="T674">c</text:span><text:span text:style-name="T675">onsortiu</text:span><text:span text:style-name="T465">m</text:span><text:span text:style-name="T454"> </text:span><text:span text:style-name="T464">on </text:span><text:span text:style-name="T466">d</text:span><text:span text:style-name="T454">igital </text:span><text:span text:style-name="T466">h</text:span><text:span text:style-name="T454">umanities </text:span><text:span text:style-name="T455">(833258e; </text:span><text:span text:style-name="T483">research coordinator</text:span><text:span text:style-name="T455">)</text:span><text:span text:style-name="T454">.</text:span><text:span text:style-name="T465"> </text:span><text:span text:style-name="T455">University of Helsinki, University of Turku and National Library of Finland: </text:span><text:span text:style-name="T582">Computational History and the Transformation of Public Discourse in Finland 1640–1910 </text:span><text:span text:style-name="T583">(COMHIS)</text:span><text:span text:style-name="T357">.</text:span><text:span text:style-name="T455"> </text:span><text:span text:style-name="T456">I design</text:span><text:span text:style-name="T458">ed</text:span><text:span text:style-name="T456"> and wr</text:span><text:span text:style-name="T458">ote</text:span><text:span text:style-name="T456"> the </text:span><text:span text:style-name="T458">open </text:span><text:span text:style-name="T495">data </text:span><text:span text:style-name="T458">science components of the </text:span><text:span text:style-name="T456">application, and </text:span><text:span text:style-name="T458">participate actively in the </text:span><text:span text:style-name="T457">project </text:span><text:span text:style-name="T458">coordination</text:span><text:span text:style-name="T457"> </text:span><text:span text:style-name="T486">in Helsinki </text:span><text:span text:style-name="T467">in this </text:span><text:span text:style-name="T468">c</text:span><text:span text:style-name="T469">onsortium </text:span><text:span text:style-name="T468">led by </text:span><text:span text:style-name="T470">Prof. <text:s/>Hannu Salmi, </text:span><text:span text:style-name="T471">University of Turku</text:span><text:span text:style-name="T470">.</text:span><text:span text:style-name="T472"> </text:span></text:p>
      <text:p text:style-name="P62"><text:span text:style-name="T409">2015 </text:span><text:span text:style-name="T410">Univ</text:span><text:span text:style-name="T411">ersity</text:span><text:span text:style-name="T410"> of Helsinki digital humanities grant </text:span><text:span text:style-name="T412">(30 000e)</text:span><text:span text:style-name="T511"> </text:span><text:span text:style-name="T579">Research o</text:span><text:span text:style-name="T580">f</text:span><text:span text:style-name="T579"> </text:span><text:span text:style-name="T581">the </text:span><text:span text:style-name="T579">Finnish national bibliography by digital </text:span><text:span text:style-name="T580">means. </text:span><text:span text:style-name="T413">W</text:span><text:span text:style-name="T511">ith </text:span><text:span text:style-name="T539">M. </text:span><text:span text:style-name="T511">Tolonen, </text:span><text:span text:style-name="T539">K. </text:span><text:span text:style-name="T511">Sinnemäki </text:span><text:span text:style-name="T540">and </text:span><text:span text:style-name="T539">K. </text:span><text:span text:style-name="T511">Linden. </text:span></text:p>
      <text:p text:style-name="P61"><text:span text:style-name="T473">2012-</text:span><text:span text:style-name="T474">2013 </text:span><text:span text:style-name="T475">Sitra New Democracy </text:span><text:span text:style-name="T476">grant</text:span><text:span text:style-name="T538"> </text:span><text:span text:style-name="T452">(1</text:span><text:span text:style-name="T541">2000</text:span><text:span text:style-name="T452">e) </text:span><text:span text:style-name="T453">Election </text:span><text:span text:style-name="T477">analytics </text:span><text:span text:style-name="T478">citizen science </text:span><text:span text:style-name="T477">project </text:span>with Kansan muisti ry. <text:span text:style-name="T705">Major role in project design; steering group member.</text:span></text:p>
      <text:p text:style-name="P70"><text:soft-page-break/></text:p>
      <text:p text:style-name="P70"/>
      <text:p text:style-name="P22">Research leadership and supervision</text:p>
      <text:p text:style-name="P32"><text:span text:style-name="T20">Principal Investigator </text:span><text:span text:style-name="T268">2 </text:span><text:span text:style-name="T274">personal grants </text:span><text:span text:style-name="T276">funded by Academy of Finland. </text:span></text:p>
      <text:p text:style-name="P32"><text:span text:style-name="T17">C</text:span><text:span text:style-name="T18">oordinat</text:span><text:span text:style-name="T19">or</text:span><text:span text:style-name="T266"> </text:span><text:span text:style-name="T267">in 1 </text:span><text:span text:style-name="T600">TEKES consortium</text:span><text:span text:style-name="T265"> </text:span><text:span text:style-name="T275">(</text:span><text:span text:style-name="T76">MultiBio </text:span><text:span text:style-name="T270">200</text:span><text:span text:style-name="T271">8</text:span><text:span text:style-name="T270">-201</text:span><text:span text:style-name="T271">1; </text:span><text:span text:style-name="T275">s</text:span><text:span text:style-name="T273">teering group member </text:span><text:span text:style-name="T272">and</text:span><text:span text:style-name="T273"> </text:span><text:span text:style-name="T272">c</text:span><text:span text:style-name="T273">oordinator;</text:span><text:span text:style-name="T76"> </text:span><text:span text:style-name="T77">between Aalto University, University of Helsinki, European Bioinformatics Institute EBI, </text:span><text:span text:style-name="T78">and five life science companies</text:span><text:span text:style-name="T271">)</text:span><text:span text:style-name="T265">, </text:span><text:span text:style-name="T267">1 </text:span><text:span text:style-name="T601">Academy of Finland consortium</text:span><text:span text:style-name="T267"> </text:span><text:span text:style-name="T270">(</text:span><text:span text:style-name="T271">COMHIS </text:span><text:span text:style-name="T270">2016-2019)</text:span><text:span text:style-name="T267">.</text:span></text:p>
      <text:p text:style-name="P33"><text:span text:style-name="T8">Training</text:span><text:span text:style-name="T589"> </text:span><text:span text:style-name="T365">F</text:span><text:span text:style-name="T366">ormal pedagogical courses for university teachers by University of Turku </text:span><text:span text:style-name="T367">2-3/2018: </text:span><text:span text:style-name="T584">Becoming a teacher </text:span><text:span text:style-name="T585">(1cr)</text:span><text:span text:style-name="T368">, <text:s/></text:span><text:span text:style-name="T584">How to develop teaching</text:span><text:span text:style-name="T369"> </text:span><text:span text:style-name="T585">(1cr)</text:span><text:span text:style-name="T369">, </text:span><text:span text:style-name="T367">and </text:span><text:span text:style-name="T584">Lecturing and expertise </text:span><text:span text:style-name="T585">(1cr)</text:span><text:span text:style-name="T368">. </text:span><text:span text:style-name="T589">EMBO Research Leadership Course (4 days; Heidelberg 11/2017). </text:span><text:span text:style-name="T287">VIB Leadership Program (</text:span><text:span text:style-name="T288">4</text:span><text:span text:style-name="T289"> days; </text:span><text:span text:style-name="T299">Ghent </text:span><text:span text:style-name="T287">1</text:span><text:span text:style-name="T290">-</text:span><text:span text:style-name="T287">2/2017); </text:span><text:span text:style-name="T291">VIB </text:span><text:span text:style-name="T289">Oral Presentation Course (3 days; </text:span><text:span text:style-name="T290">1-2/</text:span><text:span text:style-name="T289">2017</text:span><text:span text:style-name="T291">); </text:span><text:span text:style-name="T285">VIB Research Ethics Course (1 day; </text:span><text:span text:style-name="T290">3/</text:span><text:span text:style-name="T285">2017); VIB </text:span><text:span text:style-name="T286">Convincing, Debating, and Negotiating</text:span><text:span text:style-name="T285"> Course (</text:span><text:span text:style-name="T286">2</text:span><text:span text:style-name="T285"> day</text:span><text:span text:style-name="T286">s</text:span><text:span text:style-name="T285">; </text:span><text:span text:style-name="T286">5/</text:span><text:span text:style-name="T285">2017). </text:span></text:p>
      <text:p text:style-name="P12"><text:span text:style-name="T7">Supervis</text:span><text:span text:style-name="T10">ion</text:span><text:span text:style-name="T7"> </text:span><text:span text:style-name="T110">Ongoing</text:span><text:span text:style-name="T71">: p</text:span><text:span text:style-name="T68">rimary </text:span><text:span text:style-name="T71">supervisor </text:span><text:span text:style-name="T65">for </text:span><text:span text:style-name="T73">2</text:span><text:span text:style-name="T65"> </text:span><text:span text:style-name="T67">PhD student</text:span><text:span text:style-name="T73">s</text:span><text:span text:style-name="T67">, </text:span><text:span text:style-name="T66">co-supervis</text:span><text:span text:style-name="T67">or/</text:span><text:span text:style-name="T71">instructor for </text:span><text:span text:style-name="T75">4</text:span><text:span text:style-name="T67"> PhD students</text:span><text:span text:style-name="T69">. </text:span><text:span text:style-name="T72">I</text:span><text:span text:style-name="T233">nstructor for </text:span><text:span text:style-name="T594">completed theses</text:span><text:span text:style-name="T234">: </text:span><text:span text:style-name="T259">2</text:span> <text:span text:style-name="T710">PhDs (co-promotor; both with distinction)</text:span>, <text:span text:style-name="T707">7 MSc, 2 BSc theses; a</text:span><text:span text:style-name="T97">ll </text:span><text:span text:style-name="T98">graduated </text:span><text:span text:style-name="T99">successfully </text:span><text:span text:style-name="T100">and are employed in multiple countries (Finland, </text:span><text:span text:style-name="T103">Belgium, </text:span><text:span text:style-name="T104">The Netherlands, </text:span><text:span text:style-name="T100">UK, Portugal);</text:span><text:span text:style-name="T98"> </text:span><text:span text:style-name="T102">3</text:span><text:span text:style-name="T101"> MSc students have continued to PhD studies. </text:span></text:p>
      <text:p text:style-name="P13"><text:span text:style-name="T79">C</text:span><text:span text:style-name="T80">ourse teaching </text:span><text:span text:style-name="T74">2</text:span><text:span text:style-name="T113"> </text:span><text:span text:style-name="T114">int</text:span><text:span text:style-name="T133">ernational</text:span><text:span text:style-name="T114"> summer school</text:span><text:span text:style-name="T132">s</text:span><text:span text:style-name="T114"> </text:span><text:span text:style-name="T115">on </text:span><text:span text:style-name="T132">statistical </text:span><text:span text:style-name="T115">ecolog</text:span><text:span text:style-name="T132">y and bioinformatics </text:span><text:span text:style-name="T113">(</text:span><text:span text:style-name="T114">Leuven </text:span><text:span text:style-name="T116">9/</text:span><text:span text:style-name="T114">2017 </text:span><text:span text:style-name="T132">&amp; Wageningen 5/2018</text:span><text:span text:style-name="T114">; </text:span><text:span text:style-name="T132">2 x </text:span><text:span text:style-name="T116">3 days; organizer</text:span><text:span text:style-name="T117">)</text:span><text:span text:style-name="T114">; </text:span><text:span text:style-name="T118">1 </text:span><text:span text:style-name="T119">intensive </text:span><text:span text:style-name="T120">course in microbial bioinformatics (</text:span><text:span text:style-name="T121">Wageningen </text:span><text:span text:style-name="T120">2015); </text:span><text:span text:style-name="T122">&gt;</text:span><text:span text:style-name="T123">10</text:span><text:span text:style-name="T124"> i</text:span><text:span text:style-name="T125">nvited </text:span><text:span text:style-name="T126">academic </text:span><text:span text:style-name="T125">lectures </text:span><text:span text:style-name="T127">and workshops</text:span><text:span text:style-name="T128"> </text:span><text:span text:style-name="T129">in </text:span><text:span text:style-name="T130">Finland </text:span><text:span text:style-name="T129">and abroad</text:span><text:span text:style-name="T131">. </text:span><text:span text:style-name="T70">Assistant in 4 high-throughput bioinformatics courses 2006-2009. </text:span></text:p>
      <text:p text:style-name="P14"><text:span text:style-name="T416">Curriculum design</text:span><text:span text:style-name="T372"> </text:span><text:span text:style-name="T373">W</text:span><text:span text:style-name="T374">ork group </text:span><text:span text:style-name="T377">d</text:span><text:span text:style-name="T374">esign</text:span><text:span text:style-name="T377">ing</text:span><text:span text:style-name="T374"> Digital Humanities </text:span><text:span text:style-name="T373">MSc </text:span><text:span text:style-name="T375">module, </text:span><text:span text:style-name="T374">Univ. of Helsinki </text:span><text:span text:style-name="T376">(2015)</text:span><text:span text:style-name="T362"> <text:s/></text:span></text:p>
      <text:p text:style-name="P15"><text:span text:style-name="T153">T</text:span><text:span text:style-name="T154">hesis examination committee </text:span><text:span text:style-name="T155">member </text:span><text:span text:style-name="T158">KU Leuven, Belgium </text:span><text:span text:style-name="T159">(</text:span><text:span text:style-name="T158">MSc </text:span><text:span text:style-name="T160">6/2017 </text:span><text:span text:style-name="T167">&amp; 8/2018</text:span><text:span text:style-name="T159">)</text:span><text:span text:style-name="T158"> </text:span></text:p>
      <text:p text:style-name="P74"/>
      <text:list xml:id="list2870694295" text:style-name="RTF_5f_Num_20_3">
        <text:list-item>
          <text:list>
            <text:list-item>
              <text:list>
                <text:list-item>
                  <text:p text:style-name="P76">Industry Collaboration </text:p>
                </text:list-item>
                <text:list-item>
                  <text:p text:style-name="P77"><text:span text:style-name="T597">Blueprint Genetics</text:span><text:span text:style-name="T15"> </text:span><text:span text:style-name="T487">Scientific advisor </text:span><text:span text:style-name="T488">(Machine Learning &amp; Artificial Intelligence). </text:span><text:span text:style-name="T489">This g</text:span><text:span text:style-name="T490">enetic testing company founded in 2012 has </text:span><text:span text:style-name="T491">now </text:span><text:span text:style-name="T490">~1</text:span><text:span text:style-name="T496">5</text:span><text:span text:style-name="T490">0 employees </text:span><text:span text:style-name="T492">and I was invited as an external scientific advisor </text:span><text:span text:style-name="T493">in 2017</text:span><text:span text:style-name="T490">. </text:span><text:span text:style-name="T504">The company was s</text:span><text:span text:style-name="T505">elected as “one of the hottest startups in Europe” by the Wired journal in 7/2018. </text:span><text:span text:style-name="T603">O</text:span><text:span text:style-name="T604">xford Research</text:span><text:span text:style-name="T507">. Joint report</text:span><text:span text:style-name="T508">s on open science. </text:span><text:span text:style-name="T47">Demos Helsinki</text:span><text:span text:style-name="T38">. </text:span><text:span text:style-name="T43">Joint </text:span><text:span text:style-name="T39">Apps4Finland </text:span><text:span text:style-name="T40">award </text:span><text:span text:style-name="T41">on</text:span><text:span text:style-name="T40"> </text:span><text:span text:style-name="T42">open data analytics</text:span><text:span text:style-name="T40">. </text:span><text:span text:style-name="T602">MultiBio consortium</text:span><text:span text:style-name="T567"> </text:span><text:span text:style-name="T560">Coordinator and steering group member of </text:span><text:span text:style-name="T568">a </text:span><text:span text:style-name="T569">three</text:span><text:span text:style-name="T560">-year 988,</text:span><text:span text:style-name="T569">00</text:span><text:span text:style-name="T570">0</text:span><text:span text:style-name="T560">e TEKES consortium (MultiBio), including 4 research groups (from Aalto University, University of Helsinki and European Bioinformatics Institute EBI) and 5 </text:span><text:span text:style-name="T571">life science </text:span><text:span text:style-name="T560">companies. </text:span><text:span text:style-name="T572">The companies contributed to the project funding and participated the steering group with bi-annual seminar meetings. </text:span><text:span text:style-name="T592">Helsinki Region Infoshare</text:span>. <text:span text:style-name="T248">C</text:span><text:span text:style-name="T249">ollaboration </text:span><text:span text:style-name="T218">2012-</text:span><text:span text:style-name="T250">2013, </text:span><text:span text:style-name="T251">developing </text:span><text:span text:style-name="T252">tools for </text:span><text:span text:style-name="T249">Sotkanet database of the National Institute for Health and Well-being (THL). </text:span><text:span text:style-name="T598">Helsingin Sanomat</text:span><text:span text:style-name="T253"> </text:span><text:span text:style-name="T218">Open Election Data Hackathon 2012:</text:span> <text:span text:style-name="T708">c</text:span>ollection of Finnish election data for the event.</text:p>
                </text:list-item>
              </text:list>
            </text:list-item>
          </text:list>
        </text:list-item>
      </text:list>
      <text:p text:style-name="P26"/>
      <text:p text:style-name="P22">Other academic merits</text:p>
      <text:p text:style-name="P16"><text:span text:style-name="T14">S</text:span><text:span text:style-name="T7">ocieties </text:span><text:span text:style-name="T109">Open Knowledge Finland</text:span><text:span text:style-name="T90"> </text:span><text:span text:style-name="T91">ry. </text:span><text:span text:style-name="T90">Open Science Work Group.</text:span><text:span text:style-name="T57"> Found</text:span><text:span text:style-name="T60">er</text:span><text:span text:style-name="T57"> </text:span><text:span text:style-name="T61">&amp;</text:span><text:span text:style-name="T57"> </text:span><text:span text:style-name="T62">coordinator </text:span><text:span text:style-name="T63">201</text:span><text:span text:style-name="T62">3</text:span><text:span text:style-name="T64">-1</text:span><text:span text:style-name="T62">5. </text:span><text:span text:style-name="T53">Board member </text:span><text:span text:style-name="T111">Finnish Society for Bioinformatics</text:span><text:span text:style-name="T54">: PR </text:span><text:span text:style-name="T53">2008-9; </text:span><text:span text:style-name="T55">V</text:span><text:span text:style-name="T53">ice pres</text:span><text:span text:style-name="T59">ident</text:span><text:span text:style-name="T53"> 2009-10; </text:span><text:span text:style-name="T56">Treasurer <text:s/>2002 </text:span><text:span text:style-name="T58">in</text:span><text:span text:style-name="T56"> </text:span><text:span text:style-name="T112">Mathematics student union</text:span><text:span text:style-name="T56">, </text:span>Helsinki University of Technology<text:span text:style-name="T56">; </text:span></text:p>
      <text:p text:style-name="P19"><text:span text:style-name="T12">M</text:span><text:span text:style-name="T7">ember of </text:span><text:span text:style-name="T13">organizing </text:span><text:span text:style-name="T7">committee</text:span><text:span text:style-name="T223"> </text:span><text:span text:style-name="T212">Computational Life Science annual seminar</text:span><text:span text:style-name="T168">. University of Turku </text:span><text:span text:style-name="T169">2018</text:span><text:span text:style-name="T168">. </text:span><text:span text:style-name="T595">Philosophy and History of Open Science</text:span><text:span text:style-name="T223"> (PHOS) 2016 </text:span><text:span text:style-name="T239">- </text:span><text:span text:style-name="T363">International conference with 100+ registered participants, 15 invited (mostly international) speakers </text:span><text:span text:style-name="T364">in University of Helsinki</text:span><text:span text:style-name="T223">; </text:span><text:span text:style-name="T595">Finnish Bioinformatics Days 2008-2010 </text:span><text:span text:style-name="T596">(3 years)</text:span><text:span text:style-name="T223">. </text:span></text:p>
      <text:p text:style-name="P17"><text:span text:style-name="T12">Member of </text:span><text:span text:style-name="T13">program </text:span><text:span text:style-name="T12">committee </text:span><text:span text:style-name="T210">D</text:span><text:span text:style-name="T211">igital Humanities in the Nordics (DH2018)</text:span><text:span text:style-name="T162">. </text:span><text:span text:style-name="T163">International conference, University of Helsinki </text:span><text:span text:style-name="T164">(</text:span><text:span text:style-name="T175">Open Science </text:span><text:span text:style-name="T176">c</text:span><text:span text:style-name="T175">hair</text:span><text:span text:style-name="T177">)</text:span><text:span text:style-name="T178">; </text:span><text:span text:style-name="T210">European Conference on Machine Learning &amp; Principles and </text:span><text:soft-page-break/><text:span text:style-name="T210">Practice of Knowledge Discovery</text:span><text:span text:style-name="T161"> </text:span><text:span text:style-name="T165">(</text:span><text:span text:style-name="T161">ECML-PKDD </text:span><text:span text:style-name="T165">2017-</text:span><text:span text:style-name="T166">2018</text:span><text:span text:style-name="T165">)</text:span><text:span text:style-name="T174">; Neural Information Processing Systems <text:s/>(NeurIPS; 2019).</text:span><text:span text:style-name="T165"> </text:span></text:p>
      <text:p text:style-name="P20"><text:span text:style-name="T156">Expert positions</text:span><text:span text:style-name="T152"> </text:span><text:span text:style-name="T213">D</text:span><text:span text:style-name="T214">igital humanities advisory panel</text:span><text:span text:style-name="T170"> (National Library of Finland) 2019-2020. </text:span><text:span text:style-name="T215">Indian microbiome project</text:span><text:span text:style-name="T171"> advisor </text:span><text:span text:style-name="T172">(2018-</text:span><text:span text:style-name="T173">2019</text:span><text:span text:style-name="T172">)</text:span><text:span text:style-name="T171">. </text:span><text:span text:style-name="T157">Un</text:span><text:span text:style-name="T191">iversity of Turku </text:span><text:span text:style-name="T192">o</text:span><text:span text:style-name="T193">pen science </text:span><text:span text:style-name="T194">methods policy</text:span><text:span text:style-name="T195"> </text:span><text:span text:style-name="T196">(</text:span><text:span text:style-name="T199">OpenUTU </text:span><text:span text:style-name="T200">work group</text:span><text:span text:style-name="T197"> </text:span><text:span text:style-name="T191">2017</text:span><text:span text:style-name="T196">-</text:span><text:span text:style-name="T198">); </text:span><text:span text:style-name="T201">Mikkeli Research Centre for Digital Information </text:span><text:span text:style-name="T206">Digitalia </text:span><text:span text:style-name="T207">s</text:span><text:span text:style-name="T208">teering </text:span><text:span text:style-name="T209">group</text:span><text:span text:style-name="T202"> </text:span><text:span text:style-name="T203">2015-</text:span><text:span text:style-name="T204">201</text:span><text:span text:style-name="T143">7</text:span><text:span text:style-name="T205">.</text:span></text:p>
      <text:p text:style-name="P8"><text:span text:style-name="T660">Editor</text:span><text:span text:style-name="T661">ial board</text:span><text:span text:style-name="T660"> </text:span><text:span text:style-name="T690">F</text:span><text:span text:style-name="T691">rontiers in microbiology</text:span><text:span text:style-name="T687">. Review editor. </text:span><text:span text:style-name="T688">M</text:span><text:span text:style-name="T689">ost cited Microbiology journal </text:span><text:span text:style-name="T687">(JCR </text:span><text:span text:style-name="T688">&amp; </text:span><text:span text:style-name="T687">CiteScore). </text:span><text:span text:style-name="T662">Versus</text:span><text:span text:style-name="T663"> </text:span><text:span text:style-name="T664">journal </text:span><text:span text:style-name="T663">(in Finnish) by environmental/geographical research societies in Finland, focusing on science popularization and </text:span><text:span text:style-name="T664">supporting </text:span><text:span text:style-name="T663">open non-commercial academic publishing.</text:span><text:span text:style-name="T665"> </text:span><text:span text:style-name="T666">www.versuslehti.fi</text:span></text:p>
      <text:p text:style-name="P10"><text:span text:style-name="T7">Re</text:span><text:span text:style-name="T16">viewer</text:span><text:span text:style-name="T7"> </text:span><text:span text:style-name="T605">&gt;</text:span><text:span text:style-name="T608">30</text:span><text:span text:style-name="T591"> scientific journals </text:span><text:span text:style-name="T606">and conferences</text:span><text:span text:style-name="T692"> (e.g. Nat. Communications; PLoS); for </text:span><text:span text:style-name="T606">postdoc positions</text:span><text:span text:style-name="T692"> (</text:span><text:span text:style-name="T479">2017 digital humanities; University of Helsinki); </text:span><text:span text:style-name="T593">grant applications</text:span><text:span text:style-name="T480"> (Poland National science center 2017)</text:span></text:p>
      <text:p text:style-name="P9"><text:span text:style-name="T648">O</text:span><text:span text:style-name="T647">utreach</text:span><text:span text:style-name="T646"> </text:span><text:span text:style-name="T643">10</text:span><text:span text:style-name="T642">0</text:span><text:span text:style-name="T641">+</text:span><text:span text:style-name="T642"> academic presentations in 15</text:span><text:span text:style-name="T640">+</text:span><text:span text:style-name="T642"> countries</text:span><text:span text:style-name="T638">, </text:span><text:span text:style-name="T639">including</text:span><text:span text:style-name="T638"> </text:span><text:span text:style-name="T640">1 keynote, </text:span><text:span text:style-name="T631">4</text:span><text:span text:style-name="T610">0</text:span><text:span text:style-name="T631">+</text:span><text:span text:style-name="T611"> invited and </text:span><text:span text:style-name="T631">35+</text:span><text:span text:style-name="T611"> </text:span><text:span text:style-name="T613">c</text:span><text:span text:style-name="T614">ontributed </text:span><text:span text:style-name="T615">academic </text:span><text:span text:style-name="T616">talks</text:span><text:span text:style-name="T614">; </text:span><text:span text:style-name="T632">2</text:span><text:span text:style-name="T631">0+</text:span><text:span text:style-name="T618"> </text:span><text:span text:style-name="T633">public </text:span><text:span text:style-name="T619">workshops, </text:span><text:span text:style-name="T631">video </text:span><text:span text:style-name="T612">lectures</text:span><text:span text:style-name="T620"> </text:span><text:span text:style-name="T617">or</text:span><text:span text:style-name="T620"> interview</text:span><text:span text:style-name="T617">s; </text:span><text:span text:style-name="T621">20</text:span><text:span text:style-name="T631">+</text:span><text:span text:style-name="T622"> </text:span><text:span text:style-name="T623">p</text:span><text:span text:style-name="T620">oster </text:span><text:span text:style-name="T624">p</text:span><text:span text:style-name="T620">resentations. </text:span><text:span text:style-name="T625">Co-</text:span><text:span text:style-name="T626">authored</text:span><text:span text:style-name="T627"> blogs </text:span><text:span text:style-name="T625">have </text:span><text:span text:style-name="T627">&gt;</text:span><text:span text:style-name="T628">50</text:span><text:span text:style-name="T627">,000 hits. </text:span><text:span text:style-name="T629">Co-organized several </text:span><text:span text:style-name="T632">academic </text:span><text:span text:style-name="T629">workshops</text:span><text:span text:style-name="T630">. </text:span><text:span text:style-name="T634">R</text:span><text:span text:style-name="T636">ecent </text:span><text:span text:style-name="T635">examples </text:span><text:span text:style-name="T637">of talks include </text:span><text:span text:style-name="T644">include </text:span><text:span text:style-name="T645">2/2019 Open Data Science, Turku Love Data week; </text:span><text:span text:style-name="T185">11/2018 Datatieteen mahdollisuudet, KELA/</text:span><text:span text:style-name="T189">Helsinki</text:span><text:span text:style-name="T185">; </text:span><text:span text:style-name="T183">12/2018 Roadmap for microbiome bioinformatics, European Bioconductor meeting; </text:span><text:span text:style-name="T188">11/2018 Population studies of the human microbiome. ICMR’18. Pune, India</text:span><text:span text:style-name="T184">; </text:span><text:span text:style-name="T183">10/2018 Open data science, Intelligent Data </text:span><text:span text:style-name="T186">Analysis </text:span><text:span text:style-name="T183">conference, </text:span><text:span text:style-name="T190">The </text:span><text:span text:style-name="T183">Netherlands; 9/2018 Dynamic landscape of the human gut microbiome: a population-level view.</text:span><text:span text:style-name="T187"> EMBL Human Microbiome Conference, Heidelberg</text:span><text:span text:style-name="T182">.</text:span></text:p>
      <text:p text:style-name="P21"><text:span text:style-name="T11">Publications</text:span><text:span text:style-name="T7"> </text:span><text:span text:style-name="T254">50</text:span><text:span text:style-name="T260">+</text:span> peer-reviewed scientific <text:span text:style-name="T711">publications </text:span><text:span text:style-name="T402">including </text:span><text:span text:style-name="T403">book chapters, and </text:span><text:span text:style-name="T402">papers in </text:span><text:span text:style-name="T404">journals such as </text:span><text:span text:style-name="T402">Nature Communications, Nature Methods, </text:span><text:span text:style-name="T404">and ISME Journal. </text:span><text:span text:style-name="T406">O</text:span><text:span text:style-name="T525">ther research outputs includ</text:span><text:span text:style-name="T526">e</text:span><text:span text:style-name="T525"> </text:span><text:span text:style-name="T527">software, data, </text:span><text:span text:style-name="T528">workshop paper</text:span><text:span text:style-name="T529">s,</text:span><text:span text:style-name="T530"> </text:span><text:span text:style-name="T531">and </text:span><text:span text:style-name="T532">outreach </text:span><text:span text:style-name="T533">material</text:span><text:span text:style-name="T522">. </text:span><text:span text:style-name="T534">Scopus </text:span>h-index <text:span text:style-name="T542">19</text:span>; <text:span text:style-name="T544">~</text:span><text:span text:style-name="T548">1</text:span><text:span text:style-name="T557">8</text:span><text:span text:style-name="T554">00</text:span><text:span text:style-name="T544"> citations</text:span><text:span text:style-name="T545">, </text:span><text:span text:style-name="T546">average </text:span><text:span text:style-name="T557">50+</text:span><text:span text:style-name="T547"> citations per article </text:span><text:span text:style-name="T558">in Scopus</text:span><text:span text:style-name="T559">.</text:span><text:span text:style-name="T547"> </text:span><text:span text:style-name="T512">Theory and application</text:span><text:span text:style-name="T513">s</text:span><text:span text:style-name="T512"> of </text:span><text:span text:style-name="T514">high-throughput data </text:span><text:span text:style-name="T535">integration and </text:span><text:span text:style-name="T514">analysis</text:span><text:span text:style-name="T515">,</text:span><text:span text:style-name="T535"> <text:s/></text:span><text:span text:style-name="T523">computational biomedicine </text:span><text:span text:style-name="T521">and digital humanities</text:span><text:span text:style-name="T518">,</text:span><text:span text:style-name="T517"> </text:span><text:span text:style-name="T518">blending </text:span><text:span text:style-name="T519">approaches from statistic</text:span><text:span text:style-name="T535">al</text:span><text:span text:style-name="T516"> </text:span><text:span text:style-name="T520">machine learning, </text:span><text:span text:style-name="T536">AI,</text:span><text:span text:style-name="T520"> and </text:span><text:span text:style-name="T523">numerical </text:span><text:span text:style-name="T520">ecolog</text:span><text:span text:style-name="T523">y</text:span><text:span text:style-name="T524">.</text:span></text:p>
      <text:p text:style-name="P24"><text:span text:style-name="T555">Research </text:span><text:span text:style-name="T543">software </text:span><text:span text:style-name="T263">10+ mature scientific software projects in machine learning, bioinformatics, </text:span><text:span text:style-name="T264">numerical ecology,</text:span><text:span text:style-name="T263"> and digital humanities </text:span><text:span text:style-name="T405">with </text:span><text:span text:style-name="T407">altogether ~100k </text:span><text:span text:style-name="T405">downloads/</text:span><text:span text:style-name="T408">year</text:span><text:span text:style-name="T405">. </text:span><text:span text:style-name="T25"><text:s/></text:span></text:p>
      <text:p text:style-name="P25"><text:span text:style-name="T46">R</text:span><text:span text:style-name="T45">esearch data </text:span><text:span text:style-name="T24">Maintainer of </text:span><text:span text:style-name="T26">3</text:span><text:span text:style-name="T24"> published scientific data collections.</text:span></text:p>
      <text:p text:style-name="P18"><text:span text:style-name="T105">Scientific and societal impact </text:span><text:span text:style-name="T87">R</text:span><text:span text:style-name="T49">esearch covered by </text:span><text:span text:style-name="T447">Guardian, </text:span><text:span text:style-name="T448">Forbes, Le Figaro, New York Times, Huffington Post, </text:span><text:span text:style-name="T150">Science Daily, </text:span><text:span text:style-name="T151">Tiede, </text:span><text:span text:style-name="T83">Turun </text:span><text:span text:style-name="T84">S</text:span><text:span text:style-name="T83">anomat, </text:span><text:span text:style-name="T85">Tietoviikko, </text:span><text:span text:style-name="T86">and science blogs. </text:span><text:span text:style-name="T308">M</text:span><text:span text:style-name="T309">y pu</text:span><text:span text:style-name="T310">b</text:span><text:span text:style-name="T309">lications are </text:span><text:span text:style-name="T311">a</text:span><text:span text:style-name="T321">mong top-</text:span><text:span text:style-name="T322">1% </text:span><text:span text:style-name="T321">online </text:span><text:span text:style-name="T323">shares, </text:span><text:span text:style-name="T324">and </text:span><text:span text:style-name="T321">top-</text:span><text:span text:style-name="T322">2% </text:span><text:span text:style-name="T321">most </text:span><text:span text:style-name="T322">highly cited in Wikipedia</text:span><text:span text:style-name="T323"> </text:span><text:span text:style-name="T325">(</text:span><text:span text:style-name="T326">ImpactStory </text:span><text:span text:style-name="T327">altmetrics</text:span><text:span text:style-name="T325">)</text:span><text:span text:style-name="T321">, </text:span><text:span text:style-name="T324">and the software among top-4% impact </text:span><text:span text:style-name="T328">(</text:span><text:span text:style-name="T324">Depsy</text:span><text:span text:style-name="T328">) </text:span><text:span text:style-name="T342">and </text:span><text:span text:style-name="T96">top-20% in Bioconductor</text:span><text:span text:style-name="T324">.</text:span><text:span text:style-name="T95"> </text:span><text:span text:style-name="T426">F</text:span><text:span text:style-name="T427">ounding member and chair </text:span><text:span text:style-name="T428">2013-2015 </text:span><text:span text:style-name="T427">Open Knowledge Finland Open Science work group</text:span><text:span text:style-name="T330">. </text:span><text:span text:style-name="T329">M</text:span><text:span text:style-name="T330">y </text:span><text:span text:style-name="T427">Freedom of Information request </text:span><text:span text:style-name="T425">supported by the </text:span><text:span text:style-name="T427">administrative court</text:span><text:span text:style-name="T415"> </text:span><text:span text:style-name="T330">led to release of academic journal price </text:span><text:span text:style-name="T329">information </text:span><text:span text:style-name="T330">by Ministry of Education and Culture in 2016: </text:span><text:span text:style-name="T427">Finland </text:span><text:span text:style-name="T429">subsequently </text:span><text:span text:style-name="T430">release</text:span><text:span text:style-name="T431">d</text:span><text:span text:style-name="T430"> </text:span><text:span text:style-name="T431">comprehensive time series </text:span><text:span text:style-name="T430">of academic publishing subscription price </text:span><text:span text:style-name="T431">development</text:span><text:span text:style-name="T430"> </text:span><text:span text:style-name="T431">as open data </text:span><text:span text:style-name="T430">and </text:span><text:span text:style-name="T425">became a leading country in the </text:span><text:span text:style-name="T427">transparency of academic journal pricing</text:span><text:span text:style-name="T330">; </text:span><text:span text:style-name="T345">After this I have participated in designing the </text:span><text:span text:style-name="T427">tiedonhinta.fi campaign</text:span><text:span text:style-name="T330">, </text:span><text:span text:style-name="T331">s</text:span><text:span text:style-name="T330">igned </text:span><text:span text:style-name="T331">up </text:span><text:span text:style-name="T330">by &gt;2700 researchers </text:span><text:span text:style-name="T332">to </text:span><text:span text:style-name="T330">support </text:span><text:span text:style-name="T332">Finnish </text:span><text:span text:style-name="T330">negotiations with academic publishers; </text:span><text:span text:style-name="T344">the Finnish Ministry of Education and Culture awarded our Open Knowledge Finland team for these activities with Open Science award in 2017. </text:span><text:span text:style-name="T424">Data Elections Finland</text:span><text:span text:style-name="T370"> </text:span><text:span text:style-name="T371">(Datavaalit</text:span><text:span text:style-name="T370">)</text:span><text:span text:style-name="T423"> </text:span><text:span text:style-name="T312">Steering group member. </text:span><text:span text:style-name="T313">N</text:span><text:span text:style-name="T312">etwork </text:span><text:span text:style-name="T314">for </text:span><text:span text:style-name="T312">sustainable parliamentary monitoring infrastructure in Finland. Funded by Sitra (2012-13) </text:span><text:span text:style-name="T315">and </text:span><text:span text:style-name="T312">national media companies</text:span><text:span text:style-name="T358">.</text:span><text:span text:style-name="T359"> </text:span></text:p>
      <text:p text:style-name="P36"><text:span text:style-name="T9">Networks</text:span><text:span text:style-name="T229"> </text:span><text:span text:style-name="T29">1</text:span><text:span text:style-name="T31">50</text:span><text:span text:style-name="T29"> co-authors from 10</text:span><text:span text:style-name="T28">+</text:span><text:span text:style-name="T29"> countries</text:span><text:span text:style-name="T28">. </text:span><text:span text:style-name="T34">Current k</text:span><text:span text:style-name="T27">ey collaborators </text:span><text:span text:style-name="T33">in Finland </text:span><text:span text:style-name="T27">include Prof Willem M de Vos (</text:span><text:span text:style-name="T32">University of Helsinki, Medical Faculty, </text:span><text:span text:style-name="T36">Director of </text:span><text:span text:style-name="T32">Human Microbiome Research Program)</text:span><text:span text:style-name="T27">, <text:s text:c="192"/></text:span><text:span text:style-name="T37">Prof Veikko Salomaa (THL),</text:span><text:span text:style-name="T27"> </text:span><text:span text:style-name="T37">Dr Eveliina Munukka (Director of Turku Microbiome Biobank), </text:span><text:span text:style-name="T27"><text:s/></text:span><text:span text:style-name="T44">Prof Mikko Tolonen (University of Helsinki), </text:span><text:span text:style-name="T33">and internationally Prof Rob Knight </text:span><text:span text:style-name="T35">(San Diego)</text:span><text:span text:style-name="T33">, </text:span><text:span text:style-name="T27">Prof Karoline Faust (KU Leuven), </text:span><text:span text:style-name="T33">and </text:span><text:span text:style-name="T27">Prof Marten Scheffer (Wageningen)</text:span><text:span text:style-name="T30">. </text:span><text:span text:style-name="T225">2 COST networks </text:span><text:span text:style-name="T235">in bioinformatics; </text:span><text:span text:style-name="T387">Founder </text:span><text:span text:style-name="T388">and main developer </text:span><text:span text:style-name="T224">rOpenGov </text:span><text:span text:style-name="T379">open source </text:span><text:span text:style-name="T380">network </text:span><text:span text:style-name="T381">for </text:span><text:span text:style-name="T382">digital humanities, </text:span><text:span text:style-name="T383">with </text:span><text:span text:style-name="T384">contributors </text:span><text:span text:style-name="T385">from </text:span><text:span text:style-name="T386">&gt;5 </text:span><text:span text:style-name="T385">countries</text:span><text:span text:style-name="T3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dd4d7b" style:font-style-asian="normal" style:font-style-complex="normal"/>
    </style:style>
    <style:style style:name="MT4" style:family="text">
      <style:text-properties fo:color="#666666" style:font-name="Times New Roman" fo:font-style="normal" officeooo:rsid="0289ebab" style:font-style-asian="normal" style:font-style-complex="normal"/>
    </style:style>
    <style:style style:name="MT5" style:family="text">
      <style:text-properties fo:color="#666666" style:font-name="Times New Roman" fo:font-style="normal" officeooo:rsid="08d7613b" style:font-style-asian="normal" style:font-style-complex="normal"/>
    </style:style>
    <style:style style:name="MT6" style:family="text">
      <style:text-properties fo:color="#666666" style:font-name="Times New Roman" fo:font-style="normal" officeooo:rsid="027fde90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March</text:span><text:span text:style-name="MT4"> </text:span><text:span text:style-name="MT3">27</text:span><text:span text:style-name="MT5">, 201</text:span><text:span text:style-name="MT6">9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4-03T23:27:57.414726263</dc:date>
    <meta:editing-duration>PT15H52M35S</meta:editing-duration>
    <meta:editing-cycles>510</meta:editing-cycles>
    <meta:document-statistic meta:table-count="0" meta:image-count="0" meta:object-count="0" meta:page-count="4" meta:paragraph-count="83" meta:word-count="1903" meta:character-count="14656" meta:non-whitespace-character-count="12586"/>
  </office:meta>
</office:document-meta>
</file>